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2b15d7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52d1c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3e9bc7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7b6d21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9cb617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a7cb89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2c96b5" officeooo:paragraph-rsid="00324fc3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6314b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67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68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69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0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1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72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73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74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75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76" style:family="paragraph" style:parent-style-name="Standard">
      <style:paragraph-properties fo:text-align="start" style:justify-single-word="false"/>
      <style:text-properties officeooo:paragraph-rsid="0073bf81"/>
    </style:style>
    <style:style style:name="P77" style:family="paragraph" style:parent-style-name="Standard">
      <style:paragraph-properties fo:text-align="start" style:justify-single-word="false"/>
      <style:text-properties officeooo:paragraph-rsid="006ff937"/>
    </style:style>
    <style:style style:name="P78" style:family="paragraph" style:parent-style-name="Standard">
      <style:paragraph-properties fo:text-align="start" style:justify-single-word="false"/>
      <style:text-properties officeooo:paragraph-rsid="00931601"/>
    </style:style>
    <style:style style:name="P79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81" style:family="paragraph" style:parent-style-name="Standard">
      <style:paragraph-properties fo:text-align="start" style:justify-single-word="false" fo:break-before="pag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82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83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84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85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"/>
    </style:style>
    <style:style style:name="T9" style:family="text">
      <style:text-properties fo:color="#c9211e" loext:opacity="100%" style:font-name="Futura Std Condensed" officeooo:rsid="0012957f"/>
    </style:style>
    <style:style style:name="T10" style:family="text">
      <style:text-properties fo:color="#c9211e" loext:opacity="100%" style:font-name="Futura Std Condensed" officeooo:rsid="000f8f6a"/>
    </style:style>
    <style:style style:name="T11" style:family="text">
      <style:text-properties fo:color="#c9211e" loext:opacity="100%" style:font-name="Futura Std Condensed" officeooo:rsid="000dbedd"/>
    </style:style>
    <style:style style:name="T12" style:family="text">
      <style:text-properties fo:color="#c9211e" loext:opacity="100%" style:font-name="Futura Std Condensed" officeooo:rsid="000e06bf"/>
    </style:style>
    <style:style style:name="T13" style:family="text">
      <style:text-properties fo:color="#c9211e" loext:opacity="100%" style:font-name="Futura Std Condensed" officeooo:rsid="001362f7"/>
    </style:style>
    <style:style style:name="T14" style:family="text">
      <style:text-properties fo:color="#c9211e" loext:opacity="100%" style:font-name="Futura Std Condensed" officeooo:rsid="0013b1f0"/>
    </style:style>
    <style:style style:name="T15" style:family="text">
      <style:text-properties fo:color="#c9211e" loext:opacity="100%" style:font-name="Futura Std Condensed" officeooo:rsid="0014442c"/>
    </style:style>
    <style:style style:name="T16" style:family="text">
      <style:text-properties fo:color="#c9211e" loext:opacity="100%" style:font-name="Futura Std Condensed" officeooo:rsid="00145467"/>
    </style:style>
    <style:style style:name="T17" style:family="text">
      <style:text-properties fo:color="#c9211e" loext:opacity="100%" style:font-name="Futura Std Condensed" officeooo:rsid="00155c6b"/>
    </style:style>
    <style:style style:name="T18" style:family="text">
      <style:text-properties fo:color="#c9211e" loext:opacity="100%" style:font-name="Futura Std Condensed" officeooo:rsid="0018b4d5"/>
    </style:style>
    <style:style style:name="T19" style:family="text">
      <style:text-properties fo:color="#c9211e" loext:opacity="100%" style:font-name="Futura Std Condensed" officeooo:rsid="0018c4ea"/>
    </style:style>
    <style:style style:name="T20" style:family="text">
      <style:text-properties fo:color="#c9211e" loext:opacity="100%" style:font-name="Futura Std Condensed" officeooo:rsid="001a20db"/>
    </style:style>
    <style:style style:name="T21" style:family="text">
      <style:text-properties fo:color="#c9211e" loext:opacity="100%" style:font-name="Futura Std Condensed" officeooo:rsid="001c6e04"/>
    </style:style>
    <style:style style:name="T22" style:family="text">
      <style:text-properties fo:color="#c9211e" loext:opacity="100%" style:font-name="Futura Std Condensed" officeooo:rsid="001d91d9"/>
    </style:style>
    <style:style style:name="T23" style:family="text">
      <style:text-properties fo:color="#c9211e" loext:opacity="100%" style:font-name="Futura Std Condensed" officeooo:rsid="00202faa"/>
    </style:style>
    <style:style style:name="T24" style:family="text">
      <style:text-properties fo:color="#c9211e" loext:opacity="100%" style:font-name="Futura Std Condensed" officeooo:rsid="002104e7"/>
    </style:style>
    <style:style style:name="T25" style:family="text">
      <style:text-properties fo:color="#c9211e" loext:opacity="100%" style:font-name="Futura Std Condensed" officeooo:rsid="001ec6f4"/>
    </style:style>
    <style:style style:name="T26" style:family="text">
      <style:text-properties fo:color="#c9211e" loext:opacity="100%" style:font-name="Futura Std Condensed" officeooo:rsid="002b15d7"/>
    </style:style>
    <style:style style:name="T27" style:family="text">
      <style:text-properties fo:color="#c9211e" loext:opacity="100%" style:font-name="Futura Std Condensed" officeooo:rsid="00324fc3"/>
    </style:style>
    <style:style style:name="T28" style:family="text">
      <style:text-properties fo:color="#c9211e" loext:opacity="100%" style:font-name="Futura Std Condensed" officeooo:rsid="003600f1"/>
    </style:style>
    <style:style style:name="T29" style:family="text">
      <style:text-properties fo:color="#c9211e" loext:opacity="100%" style:font-name="Futura Std Condensed" officeooo:rsid="00254600"/>
    </style:style>
    <style:style style:name="T30" style:family="text">
      <style:text-properties fo:color="#c9211e" loext:opacity="100%" style:font-name="Futura Std Condensed" officeooo:rsid="00271d54"/>
    </style:style>
    <style:style style:name="T31" style:family="text">
      <style:text-properties fo:color="#c9211e" loext:opacity="100%" style:font-name="Futura Std Condensed" officeooo:rsid="00291794"/>
    </style:style>
    <style:style style:name="T32" style:family="text">
      <style:text-properties fo:color="#c9211e" loext:opacity="100%" style:font-name="Futura Std Condensed" officeooo:rsid="002c96b5"/>
    </style:style>
    <style:style style:name="T33" style:family="text">
      <style:text-properties fo:color="#c9211e" loext:opacity="100%" style:font-name="Futura Std Condensed" officeooo:rsid="002f6e18"/>
    </style:style>
    <style:style style:name="T34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35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36" style:family="text">
      <style:text-properties fo:color="#c9211e" loext:opacity="100%" style:font-name="Futura Std Condensed" officeooo:rsid="0035b9c5"/>
    </style:style>
    <style:style style:name="T37" style:family="text">
      <style:text-properties fo:color="#c9211e" loext:opacity="100%" style:font-name="Futura Std Condensed" officeooo:rsid="003e9bc7"/>
    </style:style>
    <style:style style:name="T38" style:family="text">
      <style:text-properties fo:color="#c9211e" loext:opacity="100%" style:font-name="Futura Std Condensed" officeooo:rsid="004190e1"/>
    </style:style>
    <style:style style:name="T39" style:family="text">
      <style:text-properties fo:color="#c9211e" loext:opacity="100%" style:font-name="Futura Std Condensed" officeooo:rsid="0043e337"/>
    </style:style>
    <style:style style:name="T40" style:family="text">
      <style:text-properties fo:color="#c9211e" loext:opacity="100%" style:font-name="Futura Std Condensed" officeooo:rsid="0048922a"/>
    </style:style>
    <style:style style:name="T41" style:family="text">
      <style:text-properties fo:color="#c9211e" loext:opacity="100%" style:font-name="Futura Std Condensed" officeooo:rsid="004b5574"/>
    </style:style>
    <style:style style:name="T42" style:family="text">
      <style:text-properties fo:color="#c9211e" loext:opacity="100%" style:font-name="Futura Std Condensed" officeooo:rsid="004e68bd"/>
    </style:style>
    <style:style style:name="T43" style:family="text">
      <style:text-properties fo:color="#c9211e" loext:opacity="100%" style:font-name="Futura Std Condensed" officeooo:rsid="004f4fd7"/>
    </style:style>
    <style:style style:name="T44" style:family="text">
      <style:text-properties fo:color="#c9211e" loext:opacity="100%" style:font-name="Futura Std Condensed" officeooo:rsid="00509422"/>
    </style:style>
    <style:style style:name="T45" style:family="text">
      <style:text-properties fo:color="#c9211e" loext:opacity="100%" style:font-name="Futura Std Condensed" officeooo:rsid="005170e5"/>
    </style:style>
    <style:style style:name="T46" style:family="text">
      <style:text-properties fo:color="#c9211e" loext:opacity="100%" style:font-name="Futura Std Condensed" officeooo:rsid="00530c9e"/>
    </style:style>
    <style:style style:name="T47" style:family="text">
      <style:text-properties fo:color="#c9211e" loext:opacity="100%" style:font-name="Futura Std Condensed" officeooo:rsid="0058a901"/>
    </style:style>
    <style:style style:name="T48" style:family="text">
      <style:text-properties fo:color="#c9211e" loext:opacity="100%" style:font-name="Futura Std Condensed" officeooo:rsid="005a3f3b"/>
    </style:style>
    <style:style style:name="T49" style:family="text">
      <style:text-properties fo:color="#c9211e" loext:opacity="100%" style:font-name="Futura Std Condensed" officeooo:rsid="005a6b4c"/>
    </style:style>
    <style:style style:name="T50" style:family="text">
      <style:text-properties fo:color="#c9211e" loext:opacity="100%" style:font-name="Futura Std Condensed" officeooo:rsid="005ac6ad"/>
    </style:style>
    <style:style style:name="T51" style:family="text">
      <style:text-properties fo:color="#c9211e" loext:opacity="100%" style:font-name="Futura Std Condensed" officeooo:rsid="005ad40e"/>
    </style:style>
    <style:style style:name="T52" style:family="text">
      <style:text-properties fo:color="#c9211e" loext:opacity="100%" style:font-name="Futura Std Condensed" officeooo:rsid="005b5999"/>
    </style:style>
    <style:style style:name="T53" style:family="text">
      <style:text-properties fo:color="#c9211e" loext:opacity="100%" style:font-name="Futura Std Condensed" officeooo:rsid="005c7fa8"/>
    </style:style>
    <style:style style:name="T54" style:family="text">
      <style:text-properties fo:color="#c9211e" loext:opacity="100%" style:font-name="Futura Std Condensed" officeooo:rsid="005d8a45"/>
    </style:style>
    <style:style style:name="T55" style:family="text">
      <style:text-properties fo:color="#c9211e" loext:opacity="100%" style:font-name="Futura Std Condensed" officeooo:rsid="00608b0f"/>
    </style:style>
    <style:style style:name="T56" style:family="text">
      <style:text-properties fo:color="#c9211e" loext:opacity="100%" style:font-name="Futura Std Condensed" officeooo:rsid="0061e677"/>
    </style:style>
    <style:style style:name="T57" style:family="text">
      <style:text-properties fo:color="#c9211e" loext:opacity="100%" style:font-name="Futura Std Condensed" officeooo:rsid="0069a474"/>
    </style:style>
    <style:style style:name="T58" style:family="text">
      <style:text-properties fo:color="#c9211e" loext:opacity="100%" style:font-name="Futura Std Condensed" officeooo:rsid="00757a7e"/>
    </style:style>
    <style:style style:name="T59" style:family="text">
      <style:text-properties fo:color="#c9211e" loext:opacity="100%" style:font-name="Futura Std Condensed" officeooo:rsid="00811ecb"/>
    </style:style>
    <style:style style:name="T60" style:family="text">
      <style:text-properties fo:color="#c9211e" loext:opacity="100%" style:font-name="Futura Std Condensed" officeooo:rsid="0082b1fc"/>
    </style:style>
    <style:style style:name="T61" style:family="text">
      <style:text-properties fo:color="#c9211e" loext:opacity="100%" style:font-name="Futura Std Condensed" officeooo:rsid="008bfe80"/>
    </style:style>
    <style:style style:name="T62" style:family="text">
      <style:text-properties fo:color="#c9211e" loext:opacity="100%" style:font-name="Futura Std Condensed" officeooo:rsid="007dbde0"/>
    </style:style>
    <style:style style:name="T63" style:family="text">
      <style:text-properties fo:color="#c9211e" loext:opacity="100%" style:font-name="Futura Std Condensed" officeooo:rsid="007f1654"/>
    </style:style>
    <style:style style:name="T64" style:family="text">
      <style:text-properties fo:color="#c9211e" loext:opacity="100%" style:font-name="Futura Std Condensed" officeooo:rsid="0081581d"/>
    </style:style>
    <style:style style:name="T65" style:family="text">
      <style:text-properties fo:color="#c9211e" loext:opacity="100%" style:font-name="Futura Std Condensed" officeooo:rsid="008f955d"/>
    </style:style>
    <style:style style:name="T66" style:family="text">
      <style:text-properties fo:color="#c9211e" loext:opacity="100%" style:font-name="Futura Std Condensed" officeooo:rsid="009437be"/>
    </style:style>
    <style:style style:name="T67" style:family="text">
      <style:text-properties fo:color="#c9211e" loext:opacity="100%" style:font-name="Futura Std Condensed" officeooo:rsid="0096314b"/>
    </style:style>
    <style:style style:name="T68" style:family="text">
      <style:text-properties fo:color="#c9211e" loext:opacity="100%" style:font-name="Futura Std Condensed" officeooo:rsid="0099caad"/>
    </style:style>
    <style:style style:name="T69" style:family="text">
      <style:text-properties fo:color="#c9211e" loext:opacity="100%" style:font-name="Futura Std Condensed" officeooo:rsid="009baf7e"/>
    </style:style>
    <style:style style:name="T70" style:family="text">
      <style:text-properties fo:color="#c9211e" loext:opacity="100%" style:font-name="Futura Std Condensed" officeooo:rsid="009cb617"/>
    </style:style>
    <style:style style:name="T71" style:family="text">
      <style:text-properties fo:color="#c9211e" loext:opacity="100%" style:font-name="Futura Std Condensed" officeooo:rsid="00a0f062"/>
    </style:style>
    <style:style style:name="T72" style:family="text">
      <style:text-properties fo:color="#c9211e" loext:opacity="100%" style:font-name="Futura Std Condensed" officeooo:rsid="00a14b40"/>
    </style:style>
    <style:style style:name="T73" style:family="text">
      <style:text-properties fo:color="#c9211e" loext:opacity="100%" style:font-name="Futura Std Condensed" officeooo:rsid="00a27b36"/>
    </style:style>
    <style:style style:name="T74" style:family="text">
      <style:text-properties fo:color="#c9211e" loext:opacity="100%" style:font-name="Futura Std Condensed" style:text-underline-style="none" officeooo:rsid="00a9979f"/>
    </style:style>
    <style:style style:name="T75" style:family="text">
      <style:text-properties fo:color="#c9211e" loext:opacity="100%" style:font-name="Futura Std Condensed" officeooo:rsid="00abe24d"/>
    </style:style>
    <style:style style:name="T76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77" style:family="text">
      <style:text-properties fo:color="#c9211e" loext:opacity="100%" fo:font-size="16pt" style:text-underline-style="none" officeooo:rsid="005a6b4c" style:font-size-asian="16pt" style:font-size-complex="16pt"/>
    </style:style>
    <style:style style:name="T78" style:family="text">
      <style:text-properties fo:color="#c9211e" loext:opacity="100%" officeooo:rsid="0051c2f4"/>
    </style:style>
    <style:style style:name="T79" style:family="text">
      <style:text-properties fo:color="#c9211e" loext:opacity="100%" style:text-underline-style="solid" style:text-underline-width="auto" style:text-underline-color="font-color" officeooo:rsid="0053acd1"/>
    </style:style>
    <style:style style:name="T80" style:family="text">
      <style:text-properties fo:color="#c9211e" loext:opacity="100%" style:text-underline-style="solid" style:text-underline-width="auto" style:text-underline-color="font-color" officeooo:rsid="005b5999"/>
    </style:style>
    <style:style style:name="T81" style:family="text">
      <style:text-properties fo:color="#c9211e" loext:opacity="100%" style:text-underline-style="solid" style:text-underline-width="auto" style:text-underline-color="font-color" officeooo:rsid="005f27d7"/>
    </style:style>
    <style:style style:name="T82" style:family="text">
      <style:text-properties fo:color="#c9211e" loext:opacity="100%" officeooo:rsid="0053acd1"/>
    </style:style>
    <style:style style:name="T83" style:family="text">
      <style:text-properties fo:color="#c9211e" loext:opacity="100%" style:font-name="Futura Std Condensed Light1" officeooo:rsid="00b55d25"/>
    </style:style>
    <style:style style:name="T84" style:family="text">
      <style:text-properties fo:color="#c9211e" loext:opacity="100%" style:font-name="Futura Std Condensed "/>
    </style:style>
    <style:style style:name="T85" style:family="text">
      <style:text-properties fo:color="#c9211e" loext:opacity="100%" style:font-name="Futura Std Condensed " officeooo:rsid="00b3984f"/>
    </style:style>
    <style:style style:name="T86" style:family="text">
      <style:text-properties fo:color="#c9211e" loext:opacity="100%" style:font-name="Futura Std Condensed " officeooo:rsid="00b55d25"/>
    </style:style>
    <style:style style:name="T87" style:family="text">
      <style:text-properties officeooo:rsid="001362f7"/>
    </style:style>
    <style:style style:name="T88" style:family="text">
      <style:text-properties fo:color="#000000" loext:opacity="100%"/>
    </style:style>
    <style:style style:name="T89" style:family="text">
      <style:text-properties fo:color="#000000" loext:opacity="100%" officeooo:rsid="000f8f6a"/>
    </style:style>
    <style:style style:name="T90" style:family="text">
      <style:text-properties fo:color="#000000" loext:opacity="100%" officeooo:rsid="001362f7"/>
    </style:style>
    <style:style style:name="T91" style:family="text">
      <style:text-properties fo:color="#000000" loext:opacity="100%" officeooo:rsid="0013b1f0"/>
    </style:style>
    <style:style style:name="T92" style:family="text">
      <style:text-properties fo:color="#000000" loext:opacity="100%" style:text-underline-style="solid" style:text-underline-width="auto" style:text-underline-color="font-color"/>
    </style:style>
    <style:style style:name="T93" style:family="text">
      <style:text-properties fo:color="#000000" loext:opacity="100%" style:text-underline-style="solid" style:text-underline-width="auto" style:text-underline-color="font-color" officeooo:rsid="0013b1f0"/>
    </style:style>
    <style:style style:name="T94" style:family="text">
      <style:text-properties fo:color="#000000" loext:opacity="100%" style:text-underline-style="solid" style:text-underline-width="auto" style:text-underline-color="font-color" officeooo:rsid="00271d54"/>
    </style:style>
    <style:style style:name="T95" style:family="text">
      <style:text-properties fo:color="#000000" loext:opacity="100%" style:text-underline-style="solid" style:text-underline-width="auto" style:text-underline-color="font-color" officeooo:rsid="002f6e18"/>
    </style:style>
    <style:style style:name="T96" style:family="text">
      <style:text-properties fo:color="#000000" loext:opacity="100%" style:text-underline-style="solid" style:text-underline-width="auto" style:text-underline-color="font-color" officeooo:rsid="001c6e04"/>
    </style:style>
    <style:style style:name="T97" style:family="text">
      <style:text-properties fo:color="#000000" loext:opacity="100%" style:text-underline-style="solid" style:text-underline-width="auto" style:text-underline-color="font-color" officeooo:rsid="004ffb0c"/>
    </style:style>
    <style:style style:name="T98" style:family="text">
      <style:text-properties fo:color="#000000" loext:opacity="100%" style:text-underline-style="solid" style:text-underline-width="auto" style:text-underline-color="font-color" officeooo:rsid="002b15d7"/>
    </style:style>
    <style:style style:name="T99" style:family="text">
      <style:text-properties fo:color="#000000" loext:opacity="100%" style:text-underline-style="solid" style:text-underline-width="auto" style:text-underline-color="font-color" officeooo:rsid="005ac6ad"/>
    </style:style>
    <style:style style:name="T100" style:family="text">
      <style:text-properties fo:color="#000000" loext:opacity="100%" style:text-underline-style="solid" style:text-underline-width="auto" style:text-underline-color="font-color" officeooo:rsid="005f27d7"/>
    </style:style>
    <style:style style:name="T101" style:family="text">
      <style:text-properties fo:color="#000000" loext:opacity="100%" style:text-underline-style="solid" style:text-underline-width="auto" style:text-underline-color="font-color" officeooo:rsid="008616df"/>
    </style:style>
    <style:style style:name="T102" style:family="text">
      <style:text-properties fo:color="#000000" loext:opacity="100%" style:text-underline-style="solid" style:text-underline-width="auto" style:text-underline-color="font-color" officeooo:rsid="00880d2b"/>
    </style:style>
    <style:style style:name="T103" style:family="text">
      <style:text-properties fo:color="#000000" loext:opacity="100%" style:text-underline-style="solid" style:text-underline-width="auto" style:text-underline-color="font-color" officeooo:rsid="008b52c7"/>
    </style:style>
    <style:style style:name="T104" style:family="text">
      <style:text-properties fo:color="#000000" loext:opacity="100%" style:text-underline-style="solid" style:text-underline-width="auto" style:text-underline-color="font-color" officeooo:rsid="0058a901"/>
    </style:style>
    <style:style style:name="T105" style:family="text">
      <style:text-properties fo:color="#000000" loext:opacity="100%" style:text-underline-style="solid" style:text-underline-width="auto" style:text-underline-color="font-color" officeooo:rsid="0030d81e"/>
    </style:style>
    <style:style style:name="T106" style:family="text">
      <style:text-properties fo:color="#000000" loext:opacity="100%" officeooo:rsid="0014442c"/>
    </style:style>
    <style:style style:name="T107" style:family="text">
      <style:text-properties fo:color="#000000" loext:opacity="100%" officeooo:rsid="0018b4d5"/>
    </style:style>
    <style:style style:name="T108" style:family="text">
      <style:text-properties fo:color="#000000" loext:opacity="100%" style:font-name="Futura Std Condensed Light1" officeooo:rsid="0035b9c5"/>
    </style:style>
    <style:style style:name="T109" style:family="text">
      <style:text-properties fo:color="#000000" loext:opacity="100%" style:font-name="Futura Std Condensed Light1" officeooo:rsid="0057759a"/>
    </style:style>
    <style:style style:name="T110" style:family="text">
      <style:text-properties fo:color="#000000" loext:opacity="100%" style:font-name="Futura Std Condensed Light1" officeooo:rsid="0051c2f4"/>
    </style:style>
    <style:style style:name="T111" style:family="text">
      <style:text-properties fo:color="#000000" loext:opacity="100%" style:font-name="Futura Std Condensed Light1" officeooo:rsid="00525e1c"/>
    </style:style>
    <style:style style:name="T112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13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14" style:family="text">
      <style:text-properties fo:color="#000000" loext:opacity="100%" style:font-name="Futura Std Condensed Light1" fo:font-size="16pt" fo:language="en" fo:country="US" style:text-underline-style="none" officeooo:rsid="0073bf81" style:font-size-asian="16pt" style:font-size-complex="16pt"/>
    </style:style>
    <style:style style:name="T115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16" style:family="text"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6e26de" style:font-size-asian="16pt" style:font-size-complex="16pt"/>
    </style:style>
    <style:style style:name="T117" style:family="text">
      <style:text-properties fo:color="#000000" loext:opacity="100%" style:font-name="Futura Std Condensed Light1" officeooo:rsid="009437be"/>
    </style:style>
    <style:style style:name="T118" style:family="text">
      <style:text-properties fo:color="#000000" loext:opacity="100%" style:font-name="Futura Std Condensed Light1" officeooo:rsid="00ad72a6"/>
    </style:style>
    <style:style style:name="T119" style:family="text">
      <style:text-properties fo:color="#000000" loext:opacity="100%" officeooo:rsid="00271d54"/>
    </style:style>
    <style:style style:name="T120" style:family="text">
      <style:text-properties fo:color="#000000" loext:opacity="100%" officeooo:rsid="002b15d7"/>
    </style:style>
    <style:style style:name="T121" style:family="text">
      <style:text-properties fo:color="#000000" loext:opacity="100%" officeooo:rsid="002c96b5"/>
    </style:style>
    <style:style style:name="T122" style:family="text">
      <style:text-properties fo:color="#000000" loext:opacity="100%" officeooo:rsid="002f6e18"/>
    </style:style>
    <style:style style:name="T123" style:family="text">
      <style:text-properties fo:color="#000000" loext:opacity="100%" officeooo:rsid="0031047f"/>
    </style:style>
    <style:style style:name="T124" style:family="text">
      <style:text-properties fo:color="#000000" loext:opacity="100%" officeooo:rsid="00386cd6"/>
    </style:style>
    <style:style style:name="T125" style:family="text">
      <style:text-properties fo:color="#000000" loext:opacity="100%" officeooo:rsid="00425146"/>
    </style:style>
    <style:style style:name="T126" style:family="text">
      <style:text-properties fo:color="#000000" loext:opacity="100%" officeooo:rsid="004f4fd7"/>
    </style:style>
    <style:style style:name="T127" style:family="text">
      <style:text-properties fo:color="#000000" loext:opacity="100%" officeooo:rsid="00530c9e"/>
    </style:style>
    <style:style style:name="T128" style:family="text">
      <style:text-properties fo:color="#000000" loext:opacity="100%" officeooo:rsid="0053acd1"/>
    </style:style>
    <style:style style:name="T129" style:family="text">
      <style:text-properties fo:color="#000000" loext:opacity="100%" officeooo:rsid="001d91d9"/>
    </style:style>
    <style:style style:name="T130" style:family="text">
      <style:text-properties fo:color="#000000" loext:opacity="100%" officeooo:rsid="001c6e04"/>
    </style:style>
    <style:style style:name="T131" style:family="text">
      <style:text-properties fo:color="#000000" loext:opacity="100%" officeooo:rsid="001ec6f4"/>
    </style:style>
    <style:style style:name="T132" style:family="text">
      <style:text-properties fo:color="#000000" loext:opacity="100%" officeooo:rsid="0021ae3f"/>
    </style:style>
    <style:style style:name="T133" style:family="text">
      <style:text-properties fo:color="#000000" loext:opacity="100%" officeooo:rsid="005ac6ad"/>
    </style:style>
    <style:style style:name="T134" style:family="text">
      <style:text-properties fo:color="#000000" loext:opacity="100%" officeooo:rsid="005ad40e"/>
    </style:style>
    <style:style style:name="T135" style:family="text">
      <style:text-properties fo:color="#000000" loext:opacity="100%" officeooo:rsid="005b5999"/>
    </style:style>
    <style:style style:name="T136" style:family="text">
      <style:text-properties fo:color="#000000" loext:opacity="100%" style:font-name="Futura Std Condensed"/>
    </style:style>
    <style:style style:name="T137" style:family="text">
      <style:text-properties fo:color="#000000" loext:opacity="100%" style:font-name="Futura Std Condensed" officeooo:rsid="002f6e18"/>
    </style:style>
    <style:style style:name="T138" style:family="text">
      <style:text-properties fo:color="#000000" loext:opacity="100%" officeooo:rsid="008616df"/>
    </style:style>
    <style:style style:name="T139" style:family="text">
      <style:text-properties fo:color="#000000" loext:opacity="100%" officeooo:rsid="00880d2b"/>
    </style:style>
    <style:style style:name="T140" style:family="text">
      <style:text-properties fo:color="#000000" loext:opacity="100%" officeooo:rsid="0018c4ea"/>
    </style:style>
    <style:style style:name="T141" style:family="text">
      <style:text-properties fo:color="#000000" loext:opacity="100%" style:text-underline-style="none" officeooo:rsid="0013b1f0"/>
    </style:style>
    <style:style style:name="T142" style:family="text">
      <style:text-properties fo:color="#000000" loext:opacity="100%" style:text-underline-style="none" officeooo:rsid="000f8f6a"/>
    </style:style>
    <style:style style:name="T143" style:family="text">
      <style:text-properties fo:color="#000000" loext:opacity="100%" style:text-underline-style="none" officeooo:rsid="00271d54"/>
    </style:style>
    <style:style style:name="T144" style:family="text">
      <style:text-properties fo:color="#000000" loext:opacity="100%" officeooo:rsid="008b52c7"/>
    </style:style>
    <style:style style:name="T145" style:family="text">
      <style:text-properties fo:color="#000000" loext:opacity="100%" officeooo:rsid="008cab49"/>
    </style:style>
    <style:style style:name="T146" style:family="text">
      <style:text-properties fo:color="#000000" loext:opacity="100%" officeooo:rsid="008e084b"/>
    </style:style>
    <style:style style:name="T147" style:family="text">
      <style:text-properties fo:color="#000000" loext:opacity="100%" officeooo:rsid="007dbde0"/>
    </style:style>
    <style:style style:name="T148" style:family="text">
      <style:text-properties fo:color="#000000" loext:opacity="100%" officeooo:rsid="0081581d"/>
    </style:style>
    <style:style style:name="T149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150" style:family="text">
      <style:text-properties fo:color="#000000" loext:opacity="100%" officeooo:rsid="0097a307"/>
    </style:style>
    <style:style style:name="T151" style:family="text">
      <style:text-properties fo:color="#000000" loext:opacity="100%" officeooo:rsid="009cb617"/>
    </style:style>
    <style:style style:name="T152" style:family="text">
      <style:text-properties fo:color="#000000" loext:opacity="100%" officeooo:rsid="0058a901"/>
    </style:style>
    <style:style style:name="T153" style:family="text">
      <style:text-properties fo:color="#000000" loext:opacity="100%" officeooo:rsid="00a27b36"/>
    </style:style>
    <style:style style:name="T154" style:family="text">
      <style:text-properties fo:color="#000000" loext:opacity="100%" officeooo:rsid="00a46215"/>
    </style:style>
    <style:style style:name="T155" style:family="text">
      <style:text-properties fo:color="#000000" loext:opacity="100%" style:font-name="Futura Std Condensed Light1"/>
    </style:style>
    <style:style style:name="T156" style:family="text">
      <style:text-properties fo:color="#000000" loext:opacity="100%" style:font-name="Futura Std Condensed Light1" officeooo:rsid="00ae7c16"/>
    </style:style>
    <style:style style:name="T157" style:family="text">
      <style:text-properties fo:color="#000000" loext:opacity="100%" style:font-name="Futura Std Condensed Light1" officeooo:rsid="00b3984f"/>
    </style:style>
    <style:style style:name="T158" style:family="text">
      <style:text-properties fo:color="#000000" loext:opacity="100%" style:font-name="Futura Std Condensed Light1" officeooo:rsid="00b55d25"/>
    </style:style>
    <style:style style:name="T159" style:family="text">
      <style:text-properties fo:color="#000000" loext:opacity="100%" style:font-name="Futura Std Condensed " officeooo:rsid="00b55d25"/>
    </style:style>
    <style:style style:name="T160" style:family="text">
      <style:text-properties officeooo:rsid="0013b1f0"/>
    </style:style>
    <style:style style:name="T161" style:family="text">
      <style:text-properties style:text-underline-style="solid" style:text-underline-width="auto" style:text-underline-color="font-color" officeooo:rsid="0013b1f0"/>
    </style:style>
    <style:style style:name="T162" style:family="text">
      <style:text-properties style:text-underline-style="solid" style:text-underline-width="auto" style:text-underline-color="font-color" officeooo:rsid="001362f7"/>
    </style:style>
    <style:style style:name="T163" style:family="text">
      <style:text-properties style:text-underline-style="solid" style:text-underline-width="auto" style:text-underline-color="font-color" officeooo:rsid="000f8f6a"/>
    </style:style>
    <style:style style:name="T164" style:family="text">
      <style:text-properties style:text-underline-style="solid" style:text-underline-width="auto" style:text-underline-color="font-color" officeooo:rsid="0018c4ea"/>
    </style:style>
    <style:style style:name="T165" style:family="text">
      <style:text-properties style:text-underline-style="solid" style:text-underline-width="auto" style:text-underline-color="font-color" officeooo:rsid="00509422"/>
    </style:style>
    <style:style style:name="T166" style:family="text">
      <style:text-properties style:text-underline-style="solid" style:text-underline-width="auto" style:text-underline-color="font-color" officeooo:rsid="0085f838"/>
    </style:style>
    <style:style style:name="T167" style:family="text">
      <style:text-properties style:text-underline-style="solid" style:text-underline-width="auto" style:text-underline-color="font-color" officeooo:rsid="00880d2b"/>
    </style:style>
    <style:style style:name="T168" style:family="text">
      <style:text-properties style:text-underline-style="solid" style:text-underline-width="auto" style:text-underline-color="font-color" officeooo:rsid="0089ae28"/>
    </style:style>
    <style:style style:name="T169" style:family="text">
      <style:text-properties style:text-underline-style="solid" style:text-underline-width="auto" style:text-underline-color="font-color" officeooo:rsid="008b52c7"/>
    </style:style>
    <style:style style:name="T170" style:family="text">
      <style:text-properties style:text-underline-style="solid" style:text-underline-width="auto" style:text-underline-color="font-color" officeooo:rsid="0097a307"/>
    </style:style>
    <style:style style:name="T171" style:family="text">
      <style:text-properties style:text-underline-style="none"/>
    </style:style>
    <style:style style:name="T172" style:family="text">
      <style:text-properties style:text-underline-style="none" officeooo:rsid="001362f7"/>
    </style:style>
    <style:style style:name="T173" style:family="text">
      <style:text-properties style:text-underline-style="none" officeooo:rsid="0085f838"/>
    </style:style>
    <style:style style:name="T174" style:family="text">
      <style:text-properties officeooo:rsid="0014442c"/>
    </style:style>
    <style:style style:name="T175" style:family="text">
      <style:text-properties officeooo:rsid="00145467"/>
    </style:style>
    <style:style style:name="T176" style:family="text">
      <style:text-properties officeooo:rsid="00155c6b"/>
    </style:style>
    <style:style style:name="T177" style:family="text">
      <style:text-properties officeooo:rsid="0016dd90"/>
    </style:style>
    <style:style style:name="T178" style:family="text">
      <style:text-properties officeooo:rsid="0018c4ea"/>
    </style:style>
    <style:style style:name="T179" style:family="text">
      <style:text-properties officeooo:rsid="001a20db"/>
    </style:style>
    <style:style style:name="T180" style:family="text">
      <style:text-properties officeooo:rsid="001c6e04"/>
    </style:style>
    <style:style style:name="T181" style:family="text">
      <style:text-properties officeooo:rsid="001d91d9"/>
    </style:style>
    <style:style style:name="T182" style:family="text">
      <style:text-properties officeooo:rsid="001ec6f4"/>
    </style:style>
    <style:style style:name="T183" style:family="text">
      <style:text-properties officeooo:rsid="00202faa"/>
    </style:style>
    <style:style style:name="T184" style:family="text">
      <style:text-properties officeooo:rsid="002104e7"/>
    </style:style>
    <style:style style:name="T185" style:family="text">
      <style:text-properties officeooo:rsid="0023e611"/>
    </style:style>
    <style:style style:name="T186" style:family="text">
      <style:text-properties officeooo:rsid="00254600"/>
    </style:style>
    <style:style style:name="T187" style:family="text">
      <style:text-properties officeooo:rsid="002b15d7"/>
    </style:style>
    <style:style style:name="T188" style:family="text">
      <style:text-properties officeooo:rsid="002db9f0"/>
    </style:style>
    <style:style style:name="T189" style:family="text">
      <style:text-properties officeooo:rsid="002f6e18"/>
    </style:style>
    <style:style style:name="T190" style:family="text">
      <style:text-properties fo:color="#2a6099" loext:opacity="100%"/>
    </style:style>
    <style:style style:name="T191" style:family="text">
      <style:text-properties fo:color="#2a6099" loext:opacity="100%" style:font-name="Futura Std Condensed"/>
    </style:style>
    <style:style style:name="T192" style:family="text">
      <style:text-properties fo:color="#2a6099" loext:opacity="100%" style:font-name="Futura Std Condensed" officeooo:rsid="0013b1f0"/>
    </style:style>
    <style:style style:name="T193" style:family="text">
      <style:text-properties fo:color="#2a6099" loext:opacity="100%" style:font-name="Futura Std Condensed" officeooo:rsid="006ce0e1"/>
    </style:style>
    <style:style style:name="T194" style:family="text">
      <style:text-properties fo:color="#2a6099" loext:opacity="100%" style:font-name="Futura Std Condensed" officeooo:rsid="00a46215"/>
    </style:style>
    <style:style style:name="T195" style:family="text">
      <style:text-properties fo:color="#2a6099" loext:opacity="100%" officeooo:rsid="005b5999"/>
    </style:style>
    <style:style style:name="T196" style:family="text">
      <style:text-properties fo:color="#2a6099" loext:opacity="100%" officeooo:rsid="005d8a45"/>
    </style:style>
    <style:style style:name="T197" style:family="text">
      <style:text-properties fo:color="#2a6099" loext:opacity="100%" officeooo:rsid="0013b1f0"/>
    </style:style>
    <style:style style:name="T198" style:family="text">
      <style:text-properties fo:color="#2a6099" loext:opacity="100%" style:font-name="Futura Std Condensed1" officeooo:rsid="0013b1f0"/>
    </style:style>
    <style:style style:name="T199" style:family="text">
      <style:text-properties fo:color="#2a6099" loext:opacity="100%" officeooo:rsid="0014442c"/>
    </style:style>
    <style:style style:name="T200" style:family="text">
      <style:text-properties fo:color="#2a6099" loext:opacity="100%" officeooo:rsid="006a92be"/>
    </style:style>
    <style:style style:name="T201" style:family="text">
      <style:text-properties fo:color="#2a6099" loext:opacity="100%" officeooo:rsid="004190e1"/>
    </style:style>
    <style:style style:name="T202" style:family="text">
      <style:text-properties fo:color="#2a6099" loext:opacity="100%" officeooo:rsid="007f1654"/>
    </style:style>
    <style:style style:name="T203" style:family="text">
      <style:text-properties fo:color="#2a6099" loext:opacity="100%" officeooo:rsid="00530c9e"/>
    </style:style>
    <style:style style:name="T204" style:family="text">
      <style:text-properties fo:color="#2a6099" loext:opacity="100%" officeooo:rsid="009437be"/>
    </style:style>
    <style:style style:name="T205" style:family="text">
      <style:text-properties fo:color="#2a6099" loext:opacity="100%" officeooo:rsid="005170e5"/>
    </style:style>
    <style:style style:name="T206" style:family="text">
      <style:text-properties fo:color="#2a6099" loext:opacity="100%" officeooo:rsid="0096314b"/>
    </style:style>
    <style:style style:name="T207" style:family="text">
      <style:text-properties fo:color="#2a6099" loext:opacity="100%" officeooo:rsid="009ecc90"/>
    </style:style>
    <style:style style:name="T208" style:family="text">
      <style:text-properties fo:color="#2a6099" loext:opacity="100%" officeooo:rsid="00a46215"/>
    </style:style>
    <style:style style:name="T209" style:family="text">
      <style:text-properties fo:color="#2a6099" loext:opacity="100%" officeooo:rsid="00a7cb89"/>
    </style:style>
    <style:style style:name="T210" style:family="text">
      <style:text-properties fo:color="#2a6099" loext:opacity="100%" fo:font-weight="bold" officeooo:rsid="00a46215" style:font-weight-asian="bold" style:font-weight-complex="bold"/>
    </style:style>
    <style:style style:name="T211" style:family="text">
      <style:text-properties fo:color="#2a6099" loext:opacity="100%" style:font-name="Futura Std Condensed Light1" officeooo:rsid="00b55d25"/>
    </style:style>
    <style:style style:name="T212" style:family="text">
      <style:text-properties fo:color="#2a6099" loext:opacity="100%" style:font-name="Futura Std Condensed " officeooo:rsid="00b55d25"/>
    </style:style>
    <style:style style:name="T213" style:family="text">
      <style:text-properties officeooo:rsid="0030d81e"/>
    </style:style>
    <style:style style:name="T214" style:family="text">
      <style:text-properties officeooo:rsid="0031047f"/>
    </style:style>
    <style:style style:name="T215" style:family="text">
      <style:text-properties officeooo:rsid="00324fc3"/>
    </style:style>
    <style:style style:name="T216" style:family="text">
      <style:text-properties officeooo:rsid="0035b9c5"/>
    </style:style>
    <style:style style:name="T217" style:family="text">
      <style:text-properties officeooo:rsid="003600f1"/>
    </style:style>
    <style:style style:name="T218" style:family="text">
      <style:text-properties style:font-name="Futura Std Condensed" officeooo:rsid="004190e1"/>
    </style:style>
    <style:style style:name="T219" style:family="text">
      <style:text-properties officeooo:rsid="004190e1"/>
    </style:style>
    <style:style style:name="T220" style:family="text">
      <style:text-properties officeooo:rsid="0048922a"/>
    </style:style>
    <style:style style:name="T221" style:family="text">
      <style:text-properties officeooo:rsid="002c96b5"/>
    </style:style>
    <style:style style:name="T222" style:family="text">
      <style:text-properties officeooo:rsid="004a78a6"/>
    </style:style>
    <style:style style:name="T223" style:family="text">
      <style:text-properties officeooo:rsid="004b5574"/>
    </style:style>
    <style:style style:name="T224" style:family="text">
      <style:text-properties officeooo:rsid="004e68bd"/>
    </style:style>
    <style:style style:name="T225" style:family="text">
      <style:text-properties officeooo:rsid="004f4fd7"/>
    </style:style>
    <style:style style:name="T226" style:family="text">
      <style:text-properties officeooo:rsid="004f7ac0"/>
    </style:style>
    <style:style style:name="T227" style:family="text">
      <style:text-properties officeooo:rsid="004ffb0c"/>
    </style:style>
    <style:style style:name="T228" style:family="text">
      <style:text-properties officeooo:rsid="00509422"/>
    </style:style>
    <style:style style:name="T229" style:family="text">
      <style:text-properties style:font-name="Futura Std Condensed Light1" fo:font-size="16pt" style:text-underline-style="none" officeooo:rsid="00509422" style:font-size-asian="16pt" style:font-size-complex="16pt"/>
    </style:style>
    <style:style style:name="T230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231" style:family="text">
      <style:text-properties style:font-name="Futura Std Condensed Light1" fo:font-size="16pt" style:text-underline-style="none" officeooo:rsid="005b997c" style:font-size-asian="16pt" style:font-size-complex="16pt"/>
    </style:style>
    <style:style style:name="T232" style:family="text">
      <style:text-properties officeooo:rsid="005170e5"/>
    </style:style>
    <style:style style:name="T233" style:family="text">
      <style:text-properties fo:color="#3465a4" loext:opacity="100%" style:font-name="Futura Std Condensed" officeooo:rsid="0057759a"/>
    </style:style>
    <style:style style:name="T234" style:family="text">
      <style:text-properties fo:color="#3465a4" loext:opacity="100%" officeooo:rsid="0018b4d5"/>
    </style:style>
    <style:style style:name="T235" style:family="text">
      <style:text-properties officeooo:rsid="00530c9e"/>
    </style:style>
    <style:style style:name="T236" style:family="text">
      <style:text-properties officeooo:rsid="005a3f3b"/>
    </style:style>
    <style:style style:name="T237" style:family="text">
      <style:text-properties officeooo:rsid="005ad40e"/>
    </style:style>
    <style:style style:name="T238" style:family="text">
      <style:text-properties officeooo:rsid="005b5999"/>
    </style:style>
    <style:style style:name="T239" style:family="text">
      <style:text-properties officeooo:rsid="005c7fa8"/>
    </style:style>
    <style:style style:name="T240" style:family="text">
      <style:text-properties officeooo:rsid="0058a901"/>
    </style:style>
    <style:style style:name="T241" style:family="text">
      <style:text-properties officeooo:rsid="005d8a45"/>
    </style:style>
    <style:style style:name="T242" style:family="text">
      <style:text-properties officeooo:rsid="00608b0f"/>
    </style:style>
    <style:style style:name="T243" style:family="text">
      <style:text-properties fo:font-size="16pt" style:font-size-asian="16pt" style:font-size-complex="16pt"/>
    </style:style>
    <style:style style:name="T244" style:family="text">
      <style:text-properties fo:font-size="16pt" style:text-underline-style="none" style:font-size-asian="16pt" style:font-size-complex="16pt"/>
    </style:style>
    <style:style style:name="T245" style:family="text">
      <style:text-properties fo:font-size="16pt" style:text-underline-style="none" officeooo:rsid="0071cc19" style:font-size-asian="16pt" style:font-size-complex="16pt"/>
    </style:style>
    <style:style style:name="T246" style:family="text">
      <style:text-properties officeooo:rsid="006ff937"/>
    </style:style>
    <style:style style:name="T247" style:family="text">
      <style:text-properties style:font-name="Futura Std Condensed Light" fo:font-size="16pt" style:font-size-asian="16pt" style:font-size-complex="16pt"/>
    </style:style>
    <style:style style:name="T248" style:family="text">
      <style:text-properties style:font-name="Futura Std Condensed Light" fo:font-size="16pt" officeooo:rsid="0071cc19" style:font-size-asian="16pt" style:font-size-complex="16pt"/>
    </style:style>
    <style:style style:name="T249" style:family="text">
      <style:text-properties officeooo:rsid="00757a7e"/>
    </style:style>
    <style:style style:name="T250" style:family="text">
      <style:text-properties officeooo:rsid="007cce26"/>
    </style:style>
    <style:style style:name="T251" style:family="text">
      <style:text-properties officeooo:rsid="007dbde0"/>
    </style:style>
    <style:style style:name="T252" style:family="text">
      <style:text-properties officeooo:rsid="007f1654"/>
    </style:style>
    <style:style style:name="T253" style:family="text">
      <style:text-properties officeooo:rsid="00811ecb"/>
    </style:style>
    <style:style style:name="T254" style:family="text">
      <style:text-properties officeooo:rsid="0081581d"/>
    </style:style>
    <style:style style:name="T255" style:family="text">
      <style:text-properties officeooo:rsid="0089ae28"/>
    </style:style>
    <style:style style:name="T256" style:family="text">
      <style:text-properties officeooo:rsid="008b52c7"/>
    </style:style>
    <style:style style:name="T257" style:family="text">
      <style:text-properties officeooo:rsid="008bfe80"/>
    </style:style>
    <style:style style:name="T258" style:family="text">
      <style:text-properties officeooo:rsid="008f955d"/>
    </style:style>
    <style:style style:name="T259" style:family="text">
      <style:text-properties officeooo:rsid="00931601"/>
    </style:style>
    <style:style style:name="T260" style:family="text">
      <style:text-properties officeooo:rsid="009437be"/>
    </style:style>
    <style:style style:name="T261" style:family="text">
      <style:text-properties officeooo:rsid="0096314b"/>
    </style:style>
    <style:style style:name="T262" style:family="text">
      <style:text-properties fo:color="#00a933" loext:opacity="100%" style:text-underline-style="solid" style:text-underline-width="auto" style:text-underline-color="font-color" officeooo:rsid="001a20db"/>
    </style:style>
    <style:style style:name="T263" style:family="text">
      <style:text-properties fo:color="#00a933" loext:opacity="100%" style:text-underline-style="solid" style:text-underline-width="auto" style:text-underline-color="font-color" officeooo:rsid="0089ae28"/>
    </style:style>
    <style:style style:name="T264" style:family="text">
      <style:text-properties fo:color="#00a933" loext:opacity="100%" style:text-underline-style="solid" style:text-underline-width="auto" style:text-underline-color="font-color" officeooo:rsid="008b52c7"/>
    </style:style>
    <style:style style:name="T265" style:family="text">
      <style:text-properties fo:color="#00a933" loext:opacity="100%" style:text-underline-style="solid" style:text-underline-width="auto" style:text-underline-color="font-color" officeooo:rsid="0018c4ea"/>
    </style:style>
    <style:style style:name="T266" style:family="text">
      <style:text-properties fo:color="#00a933" loext:opacity="100%" style:text-underline-style="solid" style:text-underline-width="auto" style:text-underline-color="font-color" officeooo:rsid="0097a307"/>
    </style:style>
    <style:style style:name="T267" style:family="text">
      <style:text-properties fo:color="#00a933" loext:opacity="100%" style:text-underline-style="solid" style:text-underline-width="auto" style:text-underline-color="font-color" officeooo:rsid="001362f7"/>
    </style:style>
    <style:style style:name="T268" style:family="text">
      <style:text-properties fo:color="#00a933" loext:opacity="100%" officeooo:rsid="0089ae28"/>
    </style:style>
    <style:style style:name="T269" style:family="text">
      <style:text-properties officeooo:rsid="0098f5b4"/>
    </style:style>
    <style:style style:name="T270" style:family="text">
      <style:text-properties officeooo:rsid="0099caad"/>
    </style:style>
    <style:style style:name="T271" style:family="text">
      <style:text-properties officeooo:rsid="009fe58a"/>
    </style:style>
    <style:style style:name="T272" style:family="text">
      <style:text-properties officeooo:rsid="00a0f062"/>
    </style:style>
    <style:style style:name="T273" style:family="text">
      <style:text-properties officeooo:rsid="00abe24d"/>
    </style:style>
    <style:style style:name="T274" style:family="text">
      <style:text-properties officeooo:rsid="00ab2570"/>
    </style:style>
    <style:style style:name="T275" style:family="text">
      <style:text-properties fo:color="#158466" loext:opacity="100%"/>
    </style:style>
    <style:style style:name="T276" style:family="text">
      <style:text-properties fo:color="#158466" loext:opacity="100%" officeooo:rsid="00ae7c16"/>
    </style:style>
    <style:style style:name="T277" style:family="text">
      <style:text-properties fo:color="#158466" loext:opacity="100%" style:font-name="Futura Std Condensed " officeooo:rsid="00b398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Kindergarten Massaker</text:p>
      <text:p text:style-name="P1"/>
      <text:p text:style-name="P1"/>
      <text:p text:style-name="P1"/>
      <text:p text:style-name="P2">Pitch</text:p>
      <text:p text:style-name="P10"/>
      <text:p text:style-name="P27"><text:span text:style-name="T4"><text:tab/></text:span><text:span text:style-name="T226">P</text:span><text:span text:style-name="T4">eaceful Alien</text:span> <text:span text:style-name="T269">l</text:span>and<text:span text:style-name="T3">s</text:span> in a Kindergarten. Kids are coming from everywhere. More and more. They tend to surround the <text:span text:style-name="T3">Alien</text:span> <text:span text:style-name="T224">a</text:span><text:span text:style-name="T4">nd they want “blood”! </text:span><text:span text:style-name="T188">Alien</text:span> has to avoid <text:span text:style-name="T1">kids</text:span> in order to survive. Everything’s seen through a surveillance<text:span text:style-name="T188"> </text:span>cam <text:span text:style-name="T1">t</text:span>hat gets buggier and buggier up to the point <text:span text:style-name="T1">that</text:span> it shuts down. End of game?</text:p>
      <text:p text:style-name="P6">Gameplay (more or less)</text:p>
      <text:p text:style-name="P10"/>
      <text:p text:style-name="P16"><text:tab/><text:span text:style-name="T174">The game will be a</text:span><text:span text:style-name="T15"> </text:span><text:span text:style-name="T18">Top Down Shooter</text:span><text:span text:style-name="T107"> in </text:span><text:span text:style-name="T15">2D pixel art</text:span><text:span text:style-name="T174"> </text:span><text:span text:style-name="T184">style</text:span><text:span text:style-name="T174">.</text:span></text:p>
      <text:p text:style-name="P11"/>
      <text:p text:style-name="P11"><text:tab/>The game will<text:span text:style-name="T160"> </text:span>be in <text:span text:style-name="T6">German</text:span> (just because the title rocks in German).</text:p>
      <text:p text:style-name="P11"/>
      <text:p text:style-name="P15"><text:tab/><text:span text:style-name="T25">1 player versus CPU</text:span><text:span text:style-name="T121">.</text:span></text:p>
      <text:p text:style-name="P11"/>
      <text:p text:style-name="P15"><text:tab/><text:span text:style-name="T30">1 difficulty level</text:span><text:span text:style-name="T121">.</text:span></text:p>
      <text:p text:style-name="P23"/>
      <text:p text:style-name="P23"><text:tab/><text:span text:style-name="T174">One</text:span> game last<text:span text:style-name="T182">s</text:span> <text:span text:style-name="T160">up to</text:span> <text:span text:style-name="T8">1 minute</text:span> (or a bit more <text:span text:style-name="T160">with luck as player will become “blind” at some point</text:span>). <text:span text:style-name="T227">Well. As long as the Alien can survive, the game isn’t over but considering that </text:span><text:span text:style-name="T236">after </text:span><text:span text:style-name="T227">about 1 minute, the screen </text:span><text:span text:style-name="T260">gets</text:span><text:span text:style-name="T227"> black, I don’t think the game will last very long </text:span><text:span text:style-name="T260">after that</text:span><text:span text:style-name="T227">...</text:span></text:p>
      <text:p text:style-name="P12"/>
      <text:p text:style-name="P12"><text:tab/><text:span text:style-name="T197">The only thing that will </text:span><text:span text:style-name="T198">eventually</text:span><text:span text:style-name="T197"> be recorded is </text:span><text:span text:style-name="T192">HOW LONG YOU SURVIVE</text:span><text:span text:style-name="T193">D</text:span><text:span text:style-name="T197">! (only the best </text:span><text:span text:style-name="T199">time</text:span><text:span text:style-name="T197">). </text:span><text:span text:style-name="T219">We’ll give the length of the game but </text:span><text:span text:style-name="T200">(</text:span><text:span text:style-name="T201">if it doesn’t break the record, then</text:span><text:span text:style-name="T200">)</text:span><text:span text:style-name="T219"> “</text:span><text:span text:style-name="T218">it’ll be lost for ever like tears in the rain!</text:span><text:span text:style-name="T219">”</text:span></text:p>
      <text:p text:style-name="P12"/>
      <text:p text:style-name="P12"><text:tab/><text:span text:style-name="T14">Nothing to gather</text:span><text:span text:style-name="T160">: no bonus, </text:span><text:span text:style-name="T224">no health, </text:span><text:span text:style-name="T160">no money, no points, </text:span><text:span text:style-name="T174">no weapon, no armor, </text:span><text:span text:style-name="T160">no nothing!</text:span></text:p>
      <text:p text:style-name="P12"/>
      <text:p text:style-name="P12"><text:tab/><text:span text:style-name="T8">“</text:span><text:span text:style-name="T38">C</text:span><text:span text:style-name="T24">ontact” with</text:span><text:span text:style-name="T16"> </text:span><text:span text:style-name="T38">enemies</text:span><text:span text:style-name="T16"> </text:span><text:span text:style-name="T24">deals </text:span><text:span text:style-name="T35">no</text:span><text:span text:style-name="T38"> </text:span><text:span text:style-name="T24">damage, </text:span><text:span text:style-name="T39">only </text:span><text:span text:style-name="T48">physical attacks/</text:span><text:span text:style-name="T39">projectiles/</text:span><text:span text:style-name="T42">weapons</text:span><text:span text:style-name="T39"> do.</text:span></text:p>
      <text:p text:style-name="P12"/>
      <text:p text:style-name="P12"><text:span text:style-name="T39"><text:tab/></text:span><text:span text:style-name="T57">The Alien is invulnerable for the first 3 seconds </text:span><text:span text:style-name="T66">of the game (just in case)</text:span><text:span text:style-name="T57">!</text:span></text:p>
      <text:p text:style-name="P67"><text:span text:style-name="T272">The </text:span>Alien</text:p>
      <text:p text:style-name="P68"/>
      <text:p text:style-name="P33"><text:span text:style-name="T260">The</text:span> <text:span text:style-name="T260">A</text:span>lien<text:span text:style-name="T260">s</text:span> <text:span text:style-name="T260">have</text:span> <text:span text:style-name="T236">female </text:span>German old fashioned name<text:span text:style-name="T260">s</text:span> (only for fun): <text:span text:style-name="T260">the player’s Alien is called </text:span><text:span text:style-name="T66">Brünhild</text:span><text:span text:style-name="T260">, the other one at the teleportation desk is called </text:span><text:span text:style-name="T66">Gudrun</text:span>!</text:p>
      <text:p text:style-name="P24"/>
      <text:p text:style-name="P74"><text:span text:style-name="T109">The </text:span><text:span text:style-name="T118">A</text:span><text:span text:style-name="T108">lien </text:span><text:span text:style-name="T117">has</text:span><text:span text:style-name="T216"> 1000 hit points (HP)</text:span><text:span text:style-name="T108">.</text:span></text:p>
      <text:p text:style-name="P26"/>
      <text:p text:style-name="P26"><text:tab/><text:span text:style-name="T260">The</text:span><text:span text:style-name="T185"> Alien has</text:span><text:span text:style-name="T4"> </text:span><text:span text:style-name="T9">1</text:span><text:span text:style-name="T8"> defensive </text:span><text:span text:style-name="T15">skill</text:span><text:span text:style-name="T106"> </text:span><text:span text:style-name="T145">to choose</text:span>:</text:p>
      <text:p text:style-name="P26"/>
      <text:p text:style-name="P28">- <text:span text:style-name="T8">Random teleportation</text:span><text:span text:style-name="T136"> </text:span><text:span text:style-name="T140">(</text:span><text:span text:style-name="T264">cooldown: 20 seconds</text:span><text:span text:style-name="T140">).</text:span></text:p>
      <text:p text:style-name="P28">- <text:span text:style-name="T8">Dash</text:span> <text:span text:style-name="T2">(</text:span><text:span text:style-name="T163">pass through </text:span><text:span text:style-name="T161">kids and attacks</text:span><text:span text:style-name="T141"> – </text:span><text:span text:style-name="T264">cooldown: 15 seconds</text:span><text:span text:style-name="T2">)</text:span></text:p>
      <text:p text:style-name="P28">- <text:span text:style-name="T8">Repulsive “</text:span><text:span text:style-name="T10">explosions”</text:span><text:span text:style-name="T89"> </text:span><text:span text:style-name="T90">(repulsive effect </text:span><text:span text:style-name="T91">only on kids </text:span><text:span text:style-name="T89">–</text:span><text:span text:style-name="T91"> </text:span><text:span text:style-name="T93">not the attacks</text:span><text:span text:style-name="T141"> – </text:span><text:span text:style-name="T264">cooldown: 10 seconds</text:span><text:span text:style-name="T90">)</text:span></text:p>
      <text:p text:style-name="P28">- <text:span text:style-name="T8">Freezing </text:span><text:span text:style-name="T11">“</text:span><text:span text:style-name="T44">shock wave”</text:span><text:span text:style-name="T12"> </text:span><text:span text:style-name="T90">(</text:span><text:span text:style-name="T101">Freezes nearby enemies for </text:span><text:span text:style-name="T102">4</text:span><text:span text:style-name="T101"> seconds</text:span><text:span text:style-name="T141"> </text:span><text:span text:style-name="T142">–</text:span><text:span text:style-name="T141"> </text:span><text:span text:style-name="T93">not the </text:span><text:span text:style-name="T103">missiles</text:span><text:span text:style-name="T141"> – </text:span><text:span text:style-name="T264">cooldown: 15 seconds</text:span><text:span text:style-name="T90">)</text:span></text:p>
      <text:p text:style-name="P26">- <text:span text:style-name="T13">Quick r</text:span><text:span text:style-name="T12">unner </text:span><text:span text:style-name="T90">(</text:span><text:span text:style-name="T150">runs</text:span><text:span text:style-name="T139"> 2</text:span><text:span text:style-name="T144">0</text:span><text:span text:style-name="T139">% faster – </text:span><text:span text:style-name="T267">permanent</text:span><text:span text:style-name="T90">)</text:span></text:p>
      <text:p text:style-name="P28">- <text:span text:style-name="T10">Force </text:span><text:span text:style-name="T44">f</text:span><text:span text:style-name="T10">ield</text:span><text:span text:style-name="T89"> </text:span><text:span text:style-name="T90">(repulsive effect </text:span><text:span text:style-name="T138">for </text:span><text:span text:style-name="T139">6</text:span><text:span text:style-name="T138"> seconds</text:span><text:span text:style-name="T91"> on “</text:span><text:span text:style-name="T138">missiles”</text:span><text:span text:style-name="T91"> </text:span><text:span text:style-name="T89">–</text:span><text:span text:style-name="T91"> </text:span><text:span text:style-name="T93">not the </text:span><text:span text:style-name="T101">kids </text:span><text:span text:style-name="T103">nor</text:span><text:span text:style-name="T93"> the </text:span><text:span text:style-name="T103">physical </text:span><text:span text:style-name="T93">attacks</text:span><text:span text:style-name="T141"> – </text:span><text:span text:style-name="T264">cooldown: 10 seconds</text:span><text:span text:style-name="T90">).</text:span></text:p>
      <text:p text:style-name="P28">- <text:span text:style-name="T10">Time stop </text:span><text:span text:style-name="T90">(affects </text:span><text:span text:style-name="T101">everything for 3 seconds</text:span><text:span text:style-name="T141"> – </text:span><text:span text:style-name="T264">cooldown: 20 seconds</text:span><text:span text:style-name="T91">)</text:span></text:p>
      <text:p text:style-name="P28">- <text:span text:style-name="T13">Mirror images</text:span><text:span text:style-name="T87"> (</text:span><text:span text:style-name="T169">3</text:span><text:span text:style-name="T162"> </text:span><text:span text:style-name="T170">i</text:span><text:span text:style-name="T169">nvulnerable </text:span><text:span text:style-name="T167">copies </text:span><text:span text:style-name="T170">of the Alien</text:span><text:span text:style-name="T87"> start </text:span><text:span text:style-name="T257">running</text:span><text:span text:style-name="T87"> in random </text:span><text:span text:style-name="T160">opposite</text:span><text:span text:style-name="T87"> directions from the player attracting closest kids for </text:span><text:span text:style-name="T166">3</text:span><text:span text:style-name="T162"> seconds</text:span><text:span text:style-name="T172"> </text:span><text:span text:style-name="T173">then disappear</text:span><text:span text:style-name="T141"> – </text:span><text:span text:style-name="T264">cooldown: 1</text:span><text:span text:style-name="T266">2</text:span><text:span text:style-name="T264"> seconds</text:span><text:span text:style-name="T87">)</text:span></text:p>
      <text:p text:style-name="P26">- <text:span text:style-name="T19">Dodger</text:span><text:span text:style-name="T178"> (hit box </text:span><text:span text:style-name="T225">size </text:span><text:span text:style-name="T178">reduced</text:span><text:span text:style-name="T90"> </text:span><text:span text:style-name="T139">by 2</text:span><text:span text:style-name="T144">0</text:span><text:span text:style-name="T139">% </text:span><text:span text:style-name="T90">– </text:span><text:span text:style-name="T265">permanent</text:span><text:span text:style-name="T178">).</text:span></text:p>
      <text:p text:style-name="P28">- <text:span text:style-name="T19">Invisible</text:span><text:span text:style-name="T178"> (makes </text:span><text:span text:style-name="T164">enemies go away </text:span><text:span text:style-name="T168">as if the Alien wasn’t here</text:span><text:span text:style-name="T178"> for </text:span><text:span text:style-name="T256">4</text:span><text:span text:style-name="T178"> seconds</text:span><text:span text:style-name="T141"> – </text:span><text:span text:style-name="T264">cooldown: 15 seconds</text:span><text:span text:style-name="T178">).</text:span></text:p>
      <text:p text:style-name="P28">- <text:span text:style-name="T19">Shield</text:span><text:span text:style-name="T178"> (</text:span><text:span text:style-name="T165">invulnerable to </text:span><text:span text:style-name="T168">any </text:span><text:span text:style-name="T165">attack </text:span><text:span text:style-name="T168">coming from the front for 5 seconds</text:span><text:span text:style-name="T141"> – </text:span><text:span text:style-name="T264">cooldown: 10 seconds</text:span><text:span text:style-name="T178">).</text:span></text:p>
      <text:p text:style-name="P34">- <text:span text:style-name="T8">Second life</text:span> (restart with <text:span text:style-name="T261">300 HP</text:span> from where the player and enemies were <text:span text:style-name="T250">just before the Alien died – </text:span><text:span text:style-name="T268">only 1 time</text:span>).</text:p>
      <text:p text:style-name="P26">- <text:span text:style-name="T19">Healthy</text:span><text:span text:style-name="T178"> (</text:span><text:span text:style-name="T225">2</text:span><text:span text:style-name="T256">0</text:span><text:span text:style-name="T225">% </text:span><text:span text:style-name="T178">more hit points – </text:span><text:span text:style-name="T263">permanent</text:span><text:span text:style-name="T178">).</text:span></text:p>
      <text:p text:style-name="P26">- <text:span text:style-name="T20">Regeneration</text:span><text:span text:style-name="T179"> (</text:span><text:span text:style-name="T261">5</text:span><text:span text:style-name="T255"> hp per second – </text:span><text:span text:style-name="T262">permanent</text:span><text:span text:style-name="T179">).</text:span></text:p>
      <text:p text:style-name="P26">- <text:span text:style-name="T21">Hand to hand </text:span><text:span text:style-name="T61">specialist</text:span><text:span text:style-name="T180"> (50% damage from short range but 200% damage from long range – </text:span><text:span text:style-name="T263">permanent</text:span><text:span text:style-name="T180">).</text:span></text:p>
      <text:p text:style-name="P28">- <text:span text:style-name="T21">Ranged </text:span><text:span text:style-name="T28">fighting </text:span><text:span text:style-name="T61">expert</text:span><text:span text:style-name="T180"> (50% damage from long range but 200% damage from short range – </text:span><text:span text:style-name="T263">permanent</text:span><text:span text:style-name="T180">).</text:span></text:p>
      <text:p text:style-name="P26">- <text:span text:style-name="T7">None! </text:span><text:span text:style-name="T145">(</text:span><text:span text:style-name="T146">yes!</text:span><text:span text:style-name="T145">)</text:span></text:p>
      <text:p text:style-name="P26"/>
      <text:p text:style-name="P26"><text:tab/><text:span text:style-name="T26">S</text:span><text:span text:style-name="T22">kill cool down is shown by the sprite outline color</text:span><text:span text:style-name="T129"> </text:span><text:span text:style-name="T127">(red means not ready)</text:span><text:span text:style-name="T181">.</text:span></text:p>
      <text:p text:style-name="P30"><text:span text:style-name="T65"><text:tab/>Cooldown</text:span><text:span text:style-name="T258"> countdown </text:span><text:span text:style-name="T65">starts </text:span><text:span text:style-name="T66">red</text:span><text:span text:style-name="T258"> and </text:span><text:span text:style-name="T271">evolves to </text:span><text:span text:style-name="T65">turn black</text:span><text:span text:style-name="T258"> when </text:span><text:span text:style-name="T65">countdown is over</text:span><text:span text:style-name="T258">.</text:span></text:p>
      <text:p text:style-name="P29"><text:tab/><text:span text:style-name="T46">No HP shown on screen </text:span><text:span text:style-name="T203">(</text:span><text:span text:style-name="T204">we’ll eventually show that also with the outline turning blue</text:span><text:span text:style-name="T203">)</text:span><text:span text:style-name="T235">.</text:span></text:p>
      <text:p text:style-name="P29"><text:tab/><text:span text:style-name="T75">When hit, the Alien flashes white</text:span><text:span text:style-name="T273">.</text:span></text:p>
      <text:p text:style-name="P17"><text:soft-page-break/><text:tab/>Each <text:span text:style-name="T26">skill</text:span><text:span text:style-name="T8"> has </text:span><text:span text:style-name="T37">its own</text:span><text:span text:style-name="T8"> cooldown</text:span> (<text:span text:style-name="T160">duration</text:span> depending on the <text:span text:style-name="T174">skill</text:span>).</text:p>
      <text:p text:style-name="P5">Enemies</text:p>
      <text:p text:style-name="P3"/>
      <text:p text:style-name="P38"><text:tab/><text:span text:style-name="T175">Here’s the list:</text:span></text:p>
      <text:p text:style-name="P38"/>
      <text:p text:style-name="P38">- <text:span text:style-name="T16">Throwing </text:span><text:span text:style-name="T22">B</text:span><text:span text:style-name="T16">ooger </text:span><text:span text:style-name="T22">K</text:span><text:span text:style-name="T16">ids</text:span><text:span text:style-name="T175"> (</text:span><text:span text:style-name="T216">slow </text:span><text:span text:style-name="T175">medium ranged explosives </text:span><text:span text:style-name="T181">with small effect area</text:span><text:span text:style-name="T175">):</text:span></text:p>
      <text:p text:style-name="P38"><text:tab/><text:span text:style-name="T216">Alien loses </text:span><text:span text:style-name="T49">1</text:span><text:span text:style-name="T28">00 </text:span><text:span text:style-name="T36">HP</text:span><text:span text:style-name="T216"> when hit.</text:span></text:p>
      <text:p text:style-name="P38"/>
      <text:p text:style-name="P38">- <text:span text:style-name="T16">Spitting </text:span><text:span text:style-name="T22">K</text:span><text:span text:style-name="T16">ids</text:span><text:span text:style-name="T175"> (</text:span><text:span text:style-name="T216">quick s</text:span><text:span text:style-name="T213">hort </text:span><text:span text:style-name="T175">ranged </text:span><text:span text:style-name="T270">projectile</text:span><text:span text:style-name="T175">).</text:span></text:p>
      <text:p text:style-name="P39"><text:tab/><text:span text:style-name="T216">Alien loses </text:span><text:span text:style-name="T49">5</text:span><text:span text:style-name="T42">0</text:span><text:span text:style-name="T28"> </text:span><text:span text:style-name="T36">HP</text:span><text:span text:style-name="T216"> when hit.</text:span></text:p>
      <text:p text:style-name="P39"/>
      <text:p text:style-name="P38">- <text:span text:style-name="T16">Kids </text:span><text:span text:style-name="T22">W</text:span><text:span text:style-name="T16">ith </text:span><text:span text:style-name="T22">S</text:span><text:span text:style-name="T16">ticks</text:span><text:span text:style-name="T175"> (</text:span><text:span text:style-name="T216">very quick </text:span><text:span text:style-name="T189">hand to hand</text:span><text:span text:style-name="T175"> attack).</text:span></text:p>
      <text:p text:style-name="P39"><text:tab/><text:span text:style-name="T216">Alien loses </text:span><text:span text:style-name="T49">25</text:span><text:span text:style-name="T28"> </text:span><text:span text:style-name="T36">HP</text:span><text:span text:style-name="T216"> when hit.</text:span></text:p>
      <text:p text:style-name="P39"/>
      <text:p text:style-name="P40">- <text:span text:style-name="T44">Crying </text:span><text:span text:style-name="T23">Kids</text:span><text:span text:style-name="T183"> </text:span><text:span text:style-name="T228">run randomly then stop to cry</text:span><text:span text:style-name="T183">. </text:span><text:span text:style-name="T228">If the Alien is close enough, kick him. </text:span><text:span text:style-name="T232">Resume routine.</text:span></text:p>
      <text:p text:style-name="P40"><text:tab/><text:span text:style-name="T216">Alien loses </text:span><text:span text:style-name="T49">75</text:span><text:span text:style-name="T28"> </text:span><text:span text:style-name="T36">HP</text:span><text:span text:style-name="T216"> </text:span><text:span text:style-name="T232">when hit</text:span><text:span text:style-name="T217">.</text:span></text:p>
      <text:p text:style-name="P39"/>
      <text:p text:style-name="P38">- <text:span text:style-name="T22">Vomiting </text:span><text:span text:style-name="T23">K</text:span><text:span text:style-name="T22">ids</text:span><text:span text:style-name="T181"> (</text:span><text:span text:style-name="T216">slow </text:span><text:span text:style-name="T181">long range attacks with large effect area). </text:span><text:span text:style-name="T232">Wandering, then vomiting somewhere there space for the puddle, then resuming… The vomit puddle generate an area that everybody’s running away from.</text:span></text:p>
      <text:p text:style-name="P40"><text:tab/><text:span text:style-name="T216">Alien loses </text:span><text:span text:style-name="T28">5</text:span><text:span text:style-name="T42">0</text:span><text:span text:style-name="T28"> </text:span><text:span text:style-name="T36">HP per second</text:span><text:span text:style-name="T216"> when walking in the vomit puddle until exiting it. </text:span><text:span text:style-name="T217">He also takes decreasing damages</text:span><text:span text:style-name="T232"> </text:span><text:span text:style-name="T217">for up to 2 seconds </text:span><text:span text:style-name="T232">(</text:span><text:span text:style-name="T45">25HP </text:span><text:span text:style-name="T49">the first second</text:span><text:span text:style-name="T45">, then 10HP</text:span><text:span text:style-name="T232">) </text:span><text:span text:style-name="T217">after exiting the area.</text:span></text:p>
      <text:p text:style-name="P38"/>
      <text:p text:style-name="P38">- <text:span text:style-name="T17">T</text:span><text:span text:style-name="T49">he t</text:span><text:span text:style-name="T8">eacher </text:span><text:span text:style-name="T209">(see </text:span><text:span text:style-name="T210">*1</text:span><text:span text:style-name="T208"> </text:span><text:span text:style-name="T209">below) </text:span><text:span text:style-name="T135">walk</text:span><text:span text:style-name="T88">ing randomly.</text:span> <text:span text:style-name="T238">When </text:span><text:span text:style-name="T176">close </text:span><text:span text:style-name="T238">enough </text:span><text:span text:style-name="T176">to the Alien </text:span><text:span text:style-name="T238">and kids involved in the fight,</text:span><text:span text:style-name="T176"> </text:span><text:span text:style-name="T238">starts running to </text:span>try to stop the mess <text:span text:style-name="T176">(</text:span><text:span text:style-name="T232">she</text:span><text:span text:style-name="T177"> </text:span><text:span text:style-name="T232">is an</text:span><text:span text:style-name="T177"> </text:span><text:span text:style-name="T176">obstacle: run</text:span><text:span text:style-name="T177">ning</text:span><text:span text:style-name="T176"> then stop</text:span><text:span text:style-name="T177">ping,</text:span><text:span text:style-name="T176"> trying to calm things down </text:span><text:span text:style-name="T222">staying between kid</text:span><text:span text:style-name="T232">s</text:span><text:span text:style-name="T222"> and Alien </text:span><text:span text:style-name="T176">then </text:span><text:span text:style-name="T220">going away and </text:span><text:span text:style-name="T222">finally </text:span><text:span text:style-name="T176">resum</text:span><text:span text:style-name="T222">ing</text:span><text:span text:style-name="T176">… </text:span><text:span text:style-name="T195">I don’t know if she should give up and go away for a while if a never ending fight happens </text:span><text:span text:style-name="T202">as it will for sure</text:span><text:span text:style-name="T176">).</text:span></text:p>
      <text:p text:style-name="P38"/>
      <text:p text:style-name="P38"/>
      <text:p text:style-name="P70">Technically</text:p>
      <text:p text:style-name="P69"/>
      <text:p text:style-name="P71"><text:span text:style-name="T171"><text:tab/></text:span><text:span text:style-name="T76">Animations at </text:span><text:span text:style-name="T77">3</text:span><text:span text:style-name="T76">s</text:span><text:span text:style-name="T229"> </text:span><text:span text:style-name="T230">(</text:span><text:span text:style-name="T231">just like Domestique Baston</text:span><text:span text:style-name="T230">).</text:span></text:p>
      <text:p text:style-name="P32"/>
      <text:p text:style-name="P31"><text:tab/><text:span text:style-name="T190">Every game </text:span><text:span text:style-name="T191">starts from a random point in the area</text:span><text:span text:style-name="T190">. Spawning points could possibly be established before hand. </text:span><text:span text:style-name="T207">If not the center of the map will be the starting point.</text:span></text:p>
      <text:p text:style-name="P31"/>
      <text:p text:style-name="P31"><text:tab/><text:span text:style-name="T29">Camera bug </text:span><text:span text:style-name="T40">effects</text:span><text:span text:style-name="T29"> </text:span><text:span text:style-name="T49">constantly evolve</text:span><text:span text:style-name="T29"> </text:span><text:span text:style-name="T59">up to the max </text:span><text:span text:style-name="T64">after 1 minute or so</text:span><text:span text:style-name="T254"> </text:span><text:span text:style-name="T239">and</text:span><text:span text:style-name="T186"> </text:span><text:span text:style-name="T29">the last effect (screen shutdown) always happen</text:span><text:span text:style-name="T53">s</text:span><text:span text:style-name="T29"> just after 1 minute </text:span><text:span text:style-name="T49">or a bit more… </text:span><text:span text:style-name="T59">But the game still goes on!</text:span></text:p>
      <text:p text:style-name="P25"/>
      <text:p text:style-name="P21"><text:tab/><text:span text:style-name="T24">A</text:span><text:span text:style-name="T8">lien</text:span> <text:span text:style-name="T189">and </text:span><text:span text:style-name="T33">Enemies</text:span><text:span text:style-name="T189"> </text:span><text:span text:style-name="T215">have</text:span> <text:span text:style-name="T33">8</text:span><text:span text:style-name="T8"> </text:span><text:span text:style-name="T27">action </text:span><text:span text:style-name="T8">direction</text:span><text:span text:style-name="T27">s</text:span><text:span text:style-name="T106">.</text:span></text:p>
      <text:p text:style-name="P63"/>
      <text:p text:style-name="P14"><text:span text:style-name="T106"><text:tab/></text:span><text:span text:style-name="T124">A</text:span><text:span text:style-name="T94">lien animations (</text:span><text:span text:style-name="T34">left</text:span><text:span text:style-name="T94"> and </text:span><text:span text:style-name="T34">right</text:span><text:span text:style-name="T94"> are </text:span><text:span text:style-name="T34">flopped animations</text:span><text:span text:style-name="T94">, </text:span><text:span text:style-name="T34">up/left</text:span><text:span text:style-name="T94"> and </text:span><text:span text:style-name="T34">up/right</text:span><text:span text:style-name="T94"> are </text:span><text:span text:style-name="T34">flopped animations</text:span><text:span text:style-name="T94"> and </text:span><text:span text:style-name="T34">down/left</text:span><text:span text:style-name="T94"> and </text:span><text:span text:style-name="T34">down/right</text:span><text:span text:style-name="T94"> are also </text:span><text:span text:style-name="T34">flopped animations</text:span><text:span text:style-name="T94">):</text:span></text:p>
      <text:p text:style-name="P13"><text:span text:style-name="T31"><text:tab/>8</text:span><text:span text:style-name="T30"> Move </text:span><text:span text:style-name="T44">(run) </text:span><text:span text:style-name="T30">direction</text:span><text:span text:style-name="T26">s</text:span></text:p>
      <text:p text:style-name="P13"><text:span text:style-name="T31"><text:tab/>8</text:span><text:span text:style-name="T233"> </text:span><text:span text:style-name="T30">Idle direction</text:span><text:span text:style-name="T26">s</text:span></text:p>
      <text:p text:style-name="P13"><text:span text:style-name="T26"><text:tab/></text:span><text:span text:style-name="T33">8 </text:span><text:span text:style-name="T27">G</text:span><text:span text:style-name="T33">etting </text:span><text:span text:style-name="T27">H</text:span><text:span text:style-name="T33">it directions</text:span></text:p>
      <text:p text:style-name="P13"><text:span text:style-name="T31"><text:tab/>8</text:span><text:span text:style-name="T30"> </text:span><text:span text:style-name="T27">D</text:span><text:span text:style-name="T30">eath </text:span><text:span text:style-name="T27">D</text:span><text:span text:style-name="T30">irection</text:span><text:span text:style-name="T26">s</text:span></text:p>
      <text:p text:style-name="P64"/>
      <text:p text:style-name="P14"><text:span text:style-name="T120"><text:tab/></text:span><text:span text:style-name="T98">Enemies </text:span><text:span text:style-name="T100">(kids) </text:span><text:span text:style-name="T98">animations </text:span><text:span text:style-name="T94">(</text:span><text:span text:style-name="T34">left</text:span><text:span text:style-name="T94"> and </text:span><text:span text:style-name="T34">right</text:span><text:span text:style-name="T94"> are </text:span><text:span text:style-name="T34">flopped animations</text:span><text:span text:style-name="T94">, </text:span><text:span text:style-name="T34">up/left</text:span><text:span text:style-name="T94"> and </text:span><text:span text:style-name="T34">up/right</text:span><text:span text:style-name="T94"> are </text:span><text:span text:style-name="T34">flopped animations</text:span><text:span text:style-name="T94"> and </text:span><text:span text:style-name="T34">down/left</text:span><text:span text:style-name="T94"> and </text:span><text:span text:style-name="T34">down/right</text:span><text:span text:style-name="T94"> are also </text:span><text:span text:style-name="T34">flopped animations</text:span><text:span text:style-name="T94">):</text:span></text:p>
      <text:p text:style-name="P19"><text:span text:style-name="T119"><text:tab/></text:span><text:span text:style-name="T26">8 move </text:span><text:span text:style-name="T52">(run – vomiting and crying kids are walking) </text:span><text:span text:style-name="T26">directions</text:span></text:p>
      <text:p text:style-name="P73"><text:tab/>8 attack directions</text:p>
      <text:p text:style-name="P73"><text:tab/>8 Idle directions</text:p>
      <text:p text:style-name="P72"><text:span text:style-name="T5"><text:tab/>8 </text:span><text:span text:style-name="T78">waving</text:span><text:span text:style-name="T5"> directions </text:span><text:span text:style-name="T110">(when two kids face each other, they </text:span><text:span text:style-name="T111">forget about the Alien and </text:span><text:span text:style-name="T110">stop </text:span><text:span text:style-name="T111">running</text:span><text:span text:style-name="T110"> then wave at each other </text:span><text:span text:style-name="T111">for a couple of seconds </text:span><text:span text:style-name="T110">then resume moving)</text:span><text:span text:style-name="T78"> – </text:span><text:span text:style-name="T79">only </text:span><text:span text:style-name="T80">throwing booger </text:span><text:span text:style-name="T81">kids</text:span><text:span text:style-name="T80">, spitting </text:span><text:span text:style-name="T81">kids </text:span><text:span text:style-name="T80">and </text:span><text:span text:style-name="T79">kids </text:span><text:span text:style-name="T80">with sticks</text:span><text:span text:style-name="T82">.</text:span></text:p>
      <text:p text:style-name="P20"/>
      <text:p text:style-name="P21"><text:span text:style-name="T128"><text:tab/></text:span><text:span text:style-name="T99">Teacher </text:span><text:span text:style-name="T98">animations </text:span><text:span text:style-name="T94">(</text:span><text:span text:style-name="T34">left</text:span><text:span text:style-name="T94"> and </text:span><text:span text:style-name="T34">right</text:span><text:span text:style-name="T94"> are </text:span><text:span text:style-name="T34">flopped animations</text:span><text:span text:style-name="T94">, </text:span><text:span text:style-name="T34">up/left</text:span><text:span text:style-name="T94"> and </text:span><text:span text:style-name="T34">up/right</text:span><text:span text:style-name="T94"> are </text:span><text:span text:style-name="T34">flopped animations</text:span><text:span text:style-name="T94"> and </text:span><text:span text:style-name="T34">down/left</text:span><text:span text:style-name="T94"> and </text:span><text:span text:style-name="T34">down/right</text:span><text:span text:style-name="T94"> are also </text:span><text:span text:style-name="T34">flopped animations</text:span><text:span text:style-name="T94">):</text:span></text:p>
      <text:p text:style-name="P21"><text:span text:style-name="T143"><text:tab/></text:span><text:span text:style-name="T74">8 Idle directions</text:span></text:p>
      <text:p text:style-name="P18"><text:span text:style-name="T133"><text:tab/></text:span><text:span text:style-name="T26">8 </text:span><text:span text:style-name="T50">run</text:span><text:span text:style-name="T26"> directions</text:span></text:p>
      <text:p text:style-name="P35"><text:span text:style-name="T88"><text:tab/></text:span><text:span text:style-name="T26">8 “</text:span><text:span text:style-name="T50">stop fighting”</text:span><text:span text:style-name="T26"> directions</text:span></text:p>
      <text:p text:style-name="P35"/>
      <text:p text:style-name="P22"><text:span text:style-name="T95">Enem</text:span><text:span text:style-name="T100">y</text:span><text:span text:style-name="T95"> behavior</text:span><text:span text:style-name="T100">s</text:span><text:span text:style-name="T95">:</text:span></text:p>
      <text:p text:style-name="P65"/>
      <text:p text:style-name="P36"><text:soft-page-break/><text:span text:style-name="T88"><text:tab/></text:span><text:span text:style-name="T92">Followers </text:span><text:span text:style-name="T105">and stoppers and followers, etc.:</text:span></text:p>
      <text:p text:style-name="P44"><text:span text:style-name="T16"><text:tab/><text:tab/>Throwing </text:span><text:span text:style-name="T22">B</text:span><text:span text:style-name="T16">ooger </text:span><text:span text:style-name="T22">K</text:span><text:span text:style-name="T16">ids </text:span><text:span text:style-name="T151">(run randomly then stop then resume… Until they detect the Alien and then follow him to throw projectile at him).</text:span></text:p>
      <text:p text:style-name="P44"><text:span text:style-name="T16"><text:tab/><text:tab/>Spitting </text:span><text:span text:style-name="T22">K</text:span><text:span text:style-name="T16">ids </text:span><text:span text:style-name="T151">(run randomly then stop then resume… Until they detect the Alien and then follow him to throw projectile at him).</text:span></text:p>
      <text:p text:style-name="P43"><text:span text:style-name="T16"><text:tab/></text:span><text:span text:style-name="T122">Followers:</text:span></text:p>
      <text:p text:style-name="P43"><text:span text:style-name="T16"><text:tab/><text:tab/>Kids </text:span><text:span text:style-name="T22">W</text:span><text:span text:style-name="T16">ith </text:span><text:span text:style-name="T22">S</text:span><text:span text:style-name="T16">ticks </text:span><text:span text:style-name="T151">(run randomly then stop then resume… Until they detect the Alien and then follow him to hit him).</text:span></text:p>
      <text:p text:style-name="P43"/>
      <text:p text:style-name="P43"><text:span text:style-name="T23"><text:tab/></text:span><text:span text:style-name="T100">Somewhat r</text:span><text:span text:style-name="T104">andom</text:span><text:span text:style-name="T95">:</text:span></text:p>
      <text:p text:style-name="P43"><text:span text:style-name="T122"><text:tab/><text:tab/></text:span><text:span text:style-name="T22">Vomiting </text:span><text:span text:style-name="T23">K</text:span><text:span text:style-name="T22">ids </text:span><text:span text:style-name="T151">(walk randomly then stop to vomit then resume).</text:span></text:p>
      <text:p text:style-name="P43"><text:span text:style-name="T22"><text:tab/><text:tab/></text:span><text:span text:style-name="T47">Crying Kids</text:span><text:span text:style-name="T152"> </text:span><text:span text:style-name="T151">(run randomly then stop to cry </text:span><text:span text:style-name="T153">for 3 to 5 seconds </text:span><text:span text:style-name="T151">and resume… Until the Alien is detected and then try to reach him for a good kicking session </text:span><text:span text:style-name="T153">then resume…</text:span><text:span text:style-name="T151">)</text:span></text:p>
      <text:p text:style-name="P45"><text:span text:style-name="T22"><text:tab/></text:span><text:span text:style-name="T137"><text:tab/></text:span><text:span text:style-name="T17">T</text:span><text:span text:style-name="T26">eacher</text:span><text:span text:style-name="T120"> </text:span><text:span text:style-name="T151">(Stays where she is then runs somewhere else then resume… Until she detects a fight between kids and the Alien </text:span><text:span text:style-name="T154">and tries to take place between kids and the Alien – </text:span><text:span text:style-name="T209">(see </text:span><text:span text:style-name="T194">*1</text:span><text:span text:style-name="T208"> </text:span><text:span text:style-name="T209">above)</text:span><text:span text:style-name="T151">)</text:span></text:p>
      <text:p text:style-name="P50"/>
      <text:p text:style-name="P42"><text:tab/><text:span text:style-name="T251">The </text:span><text:span text:style-name="T62">game starts</text:span><text:span text:style-name="T251"> with </text:span><text:span text:style-name="T62">1 </text:span><text:span text:style-name="T63">T</text:span><text:span text:style-name="T62">eacher</text:span><text:span text:style-name="T147"> </text:span><text:span text:style-name="T148">(only 1 per game)</text:span><text:span text:style-name="T251">, </text:span><text:span text:style-name="T62">1 </text:span><text:span text:style-name="T63">C</text:span><text:span text:style-name="T62">rying </text:span><text:span text:style-name="T63">K</text:span><text:span text:style-name="T62">id</text:span><text:span text:style-name="T251">, </text:span><text:span text:style-name="T62">1 </text:span><text:span text:style-name="T63">V</text:span><text:span text:style-name="T62">omiting </text:span><text:span text:style-name="T63">K</text:span><text:span text:style-name="T62">id</text:span><text:span text:style-name="T251">, </text:span><text:span text:style-name="T63">1</text:span><text:span text:style-name="T62"> </text:span><text:span text:style-name="T63">T</text:span><text:span text:style-name="T62">hrowing </text:span><text:span text:style-name="T63">B</text:span><text:span text:style-name="T62">ooger </text:span><text:span text:style-name="T63">K</text:span><text:span text:style-name="T62">id</text:span><text:span text:style-name="T251">, </text:span><text:span text:style-name="T63">3</text:span><text:span text:style-name="T62"> </text:span><text:span text:style-name="T63">K</text:span><text:span text:style-name="T62">ids with </text:span><text:span text:style-name="T63">S</text:span><text:span text:style-name="T62">tick</text:span><text:span text:style-name="T251"> and </text:span><text:span text:style-name="T63">2</text:span><text:span text:style-name="T62"> </text:span><text:span text:style-name="T63">S</text:span><text:span text:style-name="T62">pitting </text:span><text:span text:style-name="T63">K</text:span><text:span text:style-name="T62">id.</text:span></text:p>
      <text:p text:style-name="P42"/>
      <text:p text:style-name="P42"><text:tab/><text:span text:style-name="T62">Every </text:span><text:span text:style-name="T71">2</text:span><text:span text:style-name="T62"> seconds 1 kid </text:span><text:span text:style-name="T71">spawns </text:span><text:span text:style-name="T72">in the field </text:span><text:span text:style-name="T71">(outside of the screen)</text:span><text:span text:style-name="T251">:</text:span></text:p>
      <text:p text:style-name="P42"><text:tab/><text:tab/><text:span text:style-name="T252">Spitting Kid: </text:span><text:span text:style-name="T63">30%</text:span></text:p>
      <text:p text:style-name="P42"><text:tab/><text:tab/><text:span text:style-name="T252">Kid with Stick: </text:span><text:span text:style-name="T63">40%</text:span></text:p>
      <text:p text:style-name="P42"><text:tab/><text:tab/><text:span text:style-name="T251">Throwing Booger Kid: </text:span><text:span text:style-name="T63">10%</text:span></text:p>
      <text:p text:style-name="P42"><text:span text:style-name="T251"><text:tab/><text:tab/>Crying Kid: </text:span><text:span text:style-name="T63">10%</text:span></text:p>
      <text:p text:style-name="P42"><text:span text:style-name="T251"><text:tab/><text:tab/>Vomiting Kid: </text:span><text:span text:style-name="T63">10%</text:span></text:p>
      <text:p text:style-name="P42"/>
      <text:p text:style-name="P56"><text:span text:style-name="T63"><text:tab/></text:span><text:span text:style-name="T40">Kids</text:span><text:span text:style-name="T54"> </text:span><text:span text:style-name="T73">are</text:span><text:span text:style-name="T60"> running </text:span><text:span text:style-name="T73">randomly </text:span><text:span text:style-name="T60">until they detect the Alien (or another kid and they are able to wave at each other)</text:span><text:span text:style-name="T47">.</text:span></text:p>
      <text:p text:style-name="P50"/>
      <text:p text:style-name="P51"><text:span text:style-name="T187"><text:tab/></text:span><text:span text:style-name="T32">Enemies detection colliders will have a somewhat random size</text:span><text:span text:style-name="T221">.</text:span></text:p>
      <text:p text:style-name="P57"/>
      <text:p text:style-name="P54"><text:span text:style-name="T221"><text:tab/></text:span><text:span text:style-name="T40">After a kid</text:span><text:span text:style-name="T59"> </text:span><text:span text:style-name="T60">has dealt</text:span><text:span text:style-name="T59"> damage to </text:span><text:span text:style-name="T51">the</text:span><text:span text:style-name="T40"> Alien, </text:span><text:span text:style-name="T60">t</text:span><text:span text:style-name="T40">h</text:span><text:span text:style-name="T60">at kid</text:span><text:span text:style-name="T40"> tends to go away for </text:span><text:span text:style-name="T60">5</text:span><text:span text:style-name="T43"> seconds</text:span><text:span text:style-name="T220">.</text:span></text:p>
      <text:p text:style-name="P54"/>
      <text:p text:style-name="P54"><text:span text:style-name="T59"><text:tab/>Kids with sticks go away only after hitting the Alien </text:span><text:span text:style-name="T60">3</text:span><text:span text:style-name="T59"> times</text:span><text:span text:style-name="T253">.</text:span></text:p>
      <text:p text:style-name="P54"/>
      <text:p text:style-name="P59"><text:span text:style-name="T4"><text:tab/></text:span><text:span text:style-name="T205">Alien becomes invincible for 1 second after getting hit </text:span><text:span text:style-name="T206">(probably not)</text:span><text:span text:style-name="T205">.</text:span></text:p>
      <text:p text:style-name="P54"/>
      <text:p text:style-name="P55"><text:soft-page-break/><text:span text:style-name="T240"><text:tab/></text:span><text:span text:style-name="T60">Kids don’t wave while fighting.</text:span></text:p>
      <text:p text:style-name="P51"/>
      <text:p text:style-name="P51"><text:tab/><text:span text:style-name="T41">Kids are slower than </text:span><text:span text:style-name="T51">the </text:span><text:span text:style-name="T41">Alien</text:span><text:span text:style-name="T223"> and </text:span><text:span text:style-name="T237">the </text:span><text:span text:style-name="T41">teacher </text:span><text:span text:style-name="T51">is</text:span><text:span text:style-name="T41"> faster than </text:span><text:span text:style-name="T51">the </text:span><text:span text:style-name="T41">Alien</text:span><text:span text:style-name="T223">.</text:span></text:p>
      <text:p text:style-name="P51"/>
      <text:p text:style-name="P53"><text:tab/><text:span text:style-name="T241">Just in case it wasn’t obvious, </text:span><text:span text:style-name="T54">spit</text:span><text:span text:style-name="T55">s</text:span><text:span text:style-name="T54">, vomit </text:span><text:span text:style-name="T55">puddles </text:span><text:span text:style-name="T54">and boogers don’t affect kids </text:span><text:span text:style-name="T55">and teacher </text:span><text:span text:style-name="T274">(they avoid those things)</text:span><text:span text:style-name="T54">!</text:span></text:p>
      <text:p text:style-name="P53"/>
      <text:p text:style-name="P53"><text:span text:style-name="T196"><text:tab/></text:span><text:span text:style-name="T55">K</text:span><text:span text:style-name="T54">ids </text:span><text:span text:style-name="T55">and teacher avoid</text:span><text:span text:style-name="T54"> vomit puddles.</text:span></text:p>
      <text:p text:style-name="P62"/>
      <text:p text:style-name="P75"><text:tab/>Kids with Sticks have 4 colliders:</text:p>
      <text:p text:style-name="P60"><text:span text:style-name="T68"><text:tab/><text:tab/></text:span><text:span text:style-name="T54">1 obstacle collider</text:span><text:span text:style-name="T241"> (for background, vomit, </text:span><text:span text:style-name="T254">other </text:span><text:span text:style-name="T241">kids, teacher and Alien).</text:span></text:p>
      <text:p text:style-name="P60"><text:tab/><text:tab/><text:span text:style-name="T54">1 Alien detection collider</text:span><text:span text:style-name="T241">.</text:span></text:p>
      <text:p text:style-name="P60"><text:tab/><text:tab/><text:span text:style-name="T54">1 waving collider</text:span><text:span text:style-name="T241">.</text:span></text:p>
      <text:p text:style-name="P60"><text:tab/><text:tab/><text:span text:style-name="T68">1 attack collider</text:span><text:span text:style-name="T270">.</text:span></text:p>
      <text:p text:style-name="P60"/>
      <text:p text:style-name="P60"><text:span text:style-name="T270"><text:tab/></text:span><text:span text:style-name="T68">Spitting Kids have 4 colliders:</text:span></text:p>
      <text:p text:style-name="P60"><text:span text:style-name="T68"><text:tab/><text:tab/></text:span><text:span text:style-name="T54">1 obstacle collider</text:span><text:span text:style-name="T241"> (for background, vomit, </text:span><text:span text:style-name="T254">other </text:span><text:span text:style-name="T241">kids, teacher and Alien).</text:span></text:p>
      <text:p text:style-name="P60"><text:tab/><text:tab/><text:span text:style-name="T54">1 Alien detection collider</text:span><text:span text:style-name="T241">.</text:span></text:p>
      <text:p text:style-name="P60"><text:tab/><text:tab/><text:span text:style-name="T54">1 waving collider</text:span><text:span text:style-name="T241">.</text:span></text:p>
      <text:p text:style-name="P60"><text:span text:style-name="T270"><text:tab/><text:tab/></text:span><text:span text:style-name="T68">1 emitter point for their projectiles</text:span><text:span text:style-name="T270">.</text:span></text:p>
      <text:p text:style-name="P60"/>
      <text:p text:style-name="P60"><text:tab/><text:span text:style-name="T68">Throwing Booger Kids have 4 colliders:</text:span></text:p>
      <text:p text:style-name="P60"><text:span text:style-name="T68"><text:tab/><text:tab/></text:span><text:span text:style-name="T54">1 obstacle collider</text:span><text:span text:style-name="T241"> (for background, vomit, </text:span><text:span text:style-name="T254">other </text:span><text:span text:style-name="T241">kids, teacher and Alien).</text:span></text:p>
      <text:p text:style-name="P60"><text:tab/><text:tab/><text:span text:style-name="T54">1 Alien detection collider</text:span><text:span text:style-name="T241">.</text:span></text:p>
      <text:p text:style-name="P60"><text:tab/><text:tab/><text:span text:style-name="T54">1 waving collider</text:span><text:span text:style-name="T241">.</text:span></text:p>
      <text:p text:style-name="P60"><text:span text:style-name="T270"><text:tab/><text:tab/></text:span><text:span text:style-name="T68">1 emitter point for their projectiles</text:span><text:span text:style-name="T270">.</text:span></text:p>
      <text:p text:style-name="P60"/>
      <text:p text:style-name="P61"><text:tab/><text:span text:style-name="T69">Vomiting</text:span><text:span text:style-name="T68"> Kids have </text:span><text:span text:style-name="T70">2</text:span><text:span text:style-name="T68"> colliders:</text:span></text:p>
      <text:p text:style-name="P61"><text:span text:style-name="T68"><text:tab/><text:tab/></text:span><text:span text:style-name="T54">1 obstacle collider</text:span><text:span text:style-name="T241"> (for background, vomit, </text:span><text:span text:style-name="T254">other </text:span><text:span text:style-name="T241">kids, teacher and Alien).</text:span></text:p>
      <text:p text:style-name="P61"><text:tab/><text:tab/><text:span text:style-name="T69">1</text:span><text:span text:style-name="T58"> collider</text:span><text:span text:style-name="T249"> to </text:span><text:span text:style-name="T58">never unleash a vomit puddle that intersects with the background </text:span><text:span text:style-name="T67">colliders</text:span><text:span text:style-name="T270">.</text:span></text:p>
      <text:p text:style-name="P61"/>
      <text:p text:style-name="P61"><text:span text:style-name="T270"><text:tab/></text:span><text:span text:style-name="T69">Crying</text:span><text:span text:style-name="T68"> Kids have </text:span><text:span text:style-name="T69">5 </text:span><text:span text:style-name="T68">colliders:</text:span></text:p>
      <text:p text:style-name="P61"><text:span text:style-name="T68"><text:tab/><text:tab/></text:span><text:span text:style-name="T54">1 obstacle collider</text:span><text:span text:style-name="T241"> (for background, vomit, </text:span><text:span text:style-name="T254">other </text:span><text:span text:style-name="T241">kids, teacher and Alien).</text:span></text:p>
      <text:p text:style-name="P61"><text:tab/><text:tab/><text:span text:style-name="T69">1 c</text:span><text:span text:style-name="T58">ollider to detect if they are close enough to the Alien to start kicking him.</text:span></text:p>
      <text:p text:style-name="P61"><text:tab/><text:tab/><text:span text:style-name="T54">1 waving collider</text:span><text:span text:style-name="T241">.</text:span></text:p>
      <text:p text:style-name="P61"><text:span text:style-name="T270"><text:tab/><text:tab/></text:span><text:span text:style-name="T69">1 attack </text:span><text:span text:style-name="T67">collider</text:span><text:span text:style-name="T270">.</text:span></text:p>
      <text:p text:style-name="P52"><text:soft-page-break/></text:p>
      <text:p text:style-name="P52"><text:tab/><text:span text:style-name="T55">The </text:span><text:span text:style-name="T70">T</text:span><text:span text:style-name="T55">eacher has 2 colliders:</text:span></text:p>
      <text:p text:style-name="P53"><text:tab/><text:tab/><text:span text:style-name="T54">1 obstacle collider</text:span><text:span text:style-name="T241"> (for background, vomit, kids and the Alien).</text:span></text:p>
      <text:p text:style-name="P53"><text:span text:style-name="T241"><text:tab/><text:tab/></text:span><text:span text:style-name="T54">1 </text:span><text:span text:style-name="T56">fight </text:span><text:span text:style-name="T54">detection collider </text:span><text:span text:style-name="T67">(!)</text:span><text:span text:style-name="T241">.</text:span></text:p>
      <text:p text:style-name="P53"/>
      <text:p text:style-name="P53"><text:tab/><text:span text:style-name="T55">The </text:span><text:span text:style-name="T70">A</text:span><text:span text:style-name="T55">lien has 2 colliders:</text:span></text:p>
      <text:p text:style-name="P53"><text:tab/><text:tab/><text:span text:style-name="T55">1 obstacle collider</text:span><text:span text:style-name="T54"> </text:span><text:span text:style-name="T241">(for background, kids </text:span><text:span text:style-name="T242">and</text:span><text:span text:style-name="T241"> the teacher).</text:span></text:p>
      <text:p text:style-name="P53"><text:tab/><text:tab/><text:span text:style-name="T55">1 “get hit” collider</text:span><text:span text:style-name="T242">.</text:span></text:p>
      <text:p text:style-name="P81"/>
      <text:p text:style-name="P82">Shaders</text:p>
      <text:p text:style-name="P83"/>
      <text:p text:style-name="P84"><text:tab/><text:span text:style-name="T155">The game overlay </text:span><text:span text:style-name="T276">(</text:span><text:span text:style-name="T275">Game_Overlay_1</text:span><text:span text:style-name="T276">(</text:span><text:span text:style-name="T275">or 2 or 3</text:span><text:span text:style-name="T276">)</text:span><text:span text:style-name="T275">.</text:span><text:span text:style-name="T276">tscn</text:span><text:span text:style-name="T275">)</text:span><text:span text:style-name="T155"> is </text:span><text:span text:style-name="T84">randomly</text:span><text:span text:style-name="T155"> selected before the game starts.</text:span></text:p>
      <text:p text:style-name="P84"><text:span text:style-name="T155"/></text:p>
      <text:p text:style-name="P85"><text:span text:style-name="T155"><text:tab/></text:span><text:span text:style-name="T157">If time comes, </text:span><text:span text:style-name="T277">Shutdown_Overlay.tscn</text:span><text:span text:style-name="T157"> is inserted </text:span><text:span text:style-name="T85">between</text:span><text:span text:style-name="T157"> the </text:span><text:span text:style-name="T85">game</text:span><text:span text:style-name="T157"> and </text:span><text:span text:style-name="T275">Game_Overlay_1</text:span><text:span text:style-name="T276">(</text:span><text:span text:style-name="T275">or 2 or 3</text:span><text:span text:style-name="T276">)</text:span><text:span text:style-name="T275">.</text:span><text:span text:style-name="T276">tscn</text:span><text:span text:style-name="T156"> </text:span><text:span text:style-name="T86">AND</text:span><text:span text:style-name="T158"> </text:span><text:span text:style-name="T86">values are reset instantly</text:span><text:span text:style-name="T211"> (or in the first 2 frames of the shutdown overlay animation, we’ll test that)</text:span><text:span text:style-name="T158">.</text:span></text:p>
      <text:p text:style-name="P4">Options</text:p>
      <text:p text:style-name="P37"/>
      <text:p text:style-name="P48"><text:tab/><text:span text:style-name="T214">Adding 1</text:span><text:span text:style-name="T130"> </text:span><text:span text:style-name="T125">more </text:span><text:span text:style-name="T130">difficulty mode </text:span><text:span text:style-name="T123">to the normal one</text:span><text:span text:style-name="T130">: </text:span><text:span text:style-name="T96">Super Hyper Mega </text:span><text:span text:style-name="T97">Hardcore</text:span><text:span text:style-name="T130"> (more enemies moving and attacking quickly, nerfed Alien skills, slower Alien, </text:span><text:span text:style-name="T126">enemies dealing more damages</text:span><text:span text:style-name="T130">).</text:span></text:p>
      <text:p text:style-name="P47"><text:span text:style-name="T130"><text:tab/></text:span><text:span text:style-name="T131">Up to 4 </text:span><text:span text:style-name="T132">Alien</text:span><text:span text:style-name="T124">s</text:span><text:span text:style-name="T131"> simultaneously </text:span><text:span text:style-name="T134">(bigger map)</text:span><text:span text:style-name="T131">.</text:span></text:p>
      <text:p text:style-name="P49"><text:span text:style-name="T88"><text:tab/></text:span><text:span text:style-name="T123">O</text:span><text:span text:style-name="T88">nline mode.</text:span></text:p>
      <text:p text:style-name="P49"><text:span text:style-name="T106"><text:tab/></text:span><text:span text:style-name="T174">Adding new Alien</text:span><text:span text:style-name="T227">s</text:span><text:span text:style-name="T174"> </text:span><text:span text:style-name="T214">(</text:span><text:span text:style-name="T185">with new skills</text:span><text:span text:style-name="T214">)</text:span><text:span text:style-name="T185"> </text:span><text:span text:style-name="T174">would be great.</text:span></text:p>
      <text:p text:style-name="P46"><text:tab/><text:span text:style-name="T174">Adding new </text:span>enemies<text:span text:style-name="T174"> </text:span><text:span text:style-name="T214">(with new behaviors) </text:span><text:span text:style-name="T174">would be great </text:span>too<text:span text:style-name="T174">.</text:span></text:p>
      <text:p text:style-name="P46"><text:tab/><text:span text:style-name="T234">Adding an animation of the spaceship landing the Alien in the Kindergarten then taking off in order for the game to start would be nice! </text:span></text:p>
      <text:p text:style-name="P41"><text:tab/>With a lot of courage, new maps would also be added…</text:p>
      <text:p text:style-name="P7">What we borrowed from the world outside:</text:p>
      <text:p text:style-name="P8"/>
      <text:p text:style-name="P66"><text:span text:style-name="T244">Assets from Animallogic: </text:span><text:a xlink:type="simple" xlink:href="https://animallogic.com/alab/" text:style-name="Internet_20_link" text:visited-style-name="Visited_20_Internet_20_Link"><text:span text:style-name="T243">http://animallogic.com/alab/</text:span></text:a></text:p>
      <text:p text:style-name="P66"><text:span text:style-name="T244">Monsterama from Iconian Fonts: </text:span><text:a xlink:type="simple" xlink:href="http://www.iconian.com/" text:style-name="Internet_20_link" text:visited-style-name="Visited_20_Internet_20_Link"><text:span text:style-name="T243">http://www.iconian.com/</text:span></text:a></text:p>
      <text:p text:style-name="P66"><text:span text:style-name="T244">Sound</text:span><text:span text:style-name="T245">s</text:span><text:span text:style-name="T244"> from Mixkit.co: </text:span><text:a xlink:type="simple" xlink:href="http://mixkit.co/" text:style-name="Internet_20_link" text:visited-style-name="Visited_20_Internet_20_Link"><text:span text:style-name="T243">http://mixkit.co/</text:span></text:a></text:p>
      <text:p text:style-name="P76"><text:span text:style-name="T248">Sounds from Quicksounds.com: </text:span><text:a xlink:type="simple" xlink:href="http://www.quicksounds.com/" text:style-name="Internet_20_link" text:visited-style-name="Visited_20_Internet_20_Link"><text:span text:style-name="T248">http://www.quicksounds.com</text:span></text:a></text:p>
      <text:p text:style-name="P78"><text:span text:style-name="T113">Video shaders </text:span><text:span text:style-name="T114">(</text:span><text:span text:style-name="T113">portage</text:span><text:span text:style-name="T114">s)</text:span><text:span text:style-name="T113"> by Ahopness </text:span><text:span text:style-name="T115">(original shaders by: </text:span><text:span text:style-name="T149">Timothy Lottes, Keijiro, Ehj1, FMS_Cat, )</text:span><text:span text:style-name="T113">: </text:span><text:a xlink:type="simple" xlink:href="http://twitter.com/ahopness/" text:style-name="Internet_20_link" text:visited-style-name="Visited_20_Internet_20_Link"><text:span text:style-name="T116">http://twitter.com/ahopness/</text:span></text:a></text:p>
      <text:p text:style-name="P77"><text:span text:style-name="T112">Video shader by Yui Kinomoto: </text:span><text:a xlink:type="simple" xlink:href="http://godotshaders.com/author/arlez80/" text:style-name="Internet_20_link" text:visited-style-name="Visited_20_Internet_20_Link"><text:span text:style-name="T247">http://godotshaders.com/author/arlez80/</text:span></text:a></text:p>
      <text:p text:style-name="P79"><text:span text:style-name="T259">Video shader by </text:span>Peter Höglund: <text:a xlink:type="simple" xlink:href="http://godotshaders.com/author/pend00/" text:style-name="Internet_20_link" text:visited-style-name="Visited_20_Internet_20_Link">http://godotshaders.com/author/pend00/</text:a></text:p>
      <text:p text:style-name="P79"/>
      <text:p text:style-name="P58">Did we forget something/<text:span text:style-name="T246">someone</text:span>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05-24T15:04:12.562000000</dc:date>
    <meta:editing-duration>PT7H47M23S</meta:editing-duration>
    <meta:editing-cycles>100</meta:editing-cycles>
    <meta:generator>LibreOffice/7.5.0.3$Windows_X86_64 LibreOffice_project/c21113d003cd3efa8c53188764377a8272d9d6de</meta:generator>
    <meta:document-statistic meta:table-count="0" meta:image-count="0" meta:object-count="0" meta:page-count="13" meta:paragraph-count="146" meta:word-count="1729" meta:character-count="10457" meta:non-whitespace-character-count="8716"/>
  </office:meta>
</office:document-meta>
</file>